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Sans" svg:font-family="'Adwaita San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 style:family="table">
      <style:table-properties style:width="17.406cm" fo:margin-left="0.009cm" fo:margin-top="0cm" fo:margin-bottom="0cm" table:align="left" style:writing-mode="page"/>
    </style:style>
    <style:style style:name="Table1.A" style:family="table-column">
      <style:table-column-properties style:column-width="14.261cm"/>
    </style:style>
    <style:style style:name="Table1.B" style:family="table-column">
      <style:table-column-properties style:column-width="3.145cm"/>
    </style:style>
    <style:style style:name="Table1.1" style:family="table-row">
      <style:table-row-properties fo:keep-together="auto"/>
    </style:style>
    <style:style style:name="Table1.A1" style:family="table-cell">
      <style:table-cell-properties style:vertical-align="middle" fo:background-color="transparent" fo:padding="0.176cm" fo:border="0.5pt solid #000000">
        <style:background-image/>
      </style:table-cell-properties>
    </style:style>
    <style:style style:name="Table1.B1" style:family="table-cell">
      <style:table-cell-properties style:vertical-align="middle" fo:padding-left="0.191cm" fo:padding-right="0.191cm" fo:padding-top="0cm" fo:padding-bottom="0cm" fo:border="0.5pt solid #000000"/>
    </style:style>
    <style:style style:name="Table1.A2" style:family="table-cell">
      <style:table-cell-properties style:vertical-align="bottom" fo:background-color="transparent" fo:padding-left="0.191cm" fo:padding-right="0.191cm" fo:padding-top="0cm" fo:padding-bottom="0cm" fo:border="0.5pt solid #000000">
        <style:background-image/>
      </style:table-cell-properties>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1.B7" style:family="table-cell">
      <style:table-cell-properties fo:padding-left="0.191cm" fo:padding-right="0.191cm" fo:padding-top="0cm" fo:padding-bottom="0cm" fo:border="0.5pt solid #000000"/>
    </style:style>
    <style:style style:name="Table1.B8" style:family="table-cell">
      <style:table-cell-properties fo:padding-left="0.191cm" fo:padding-right="0.191cm" fo:padding-top="0cm" fo:padding-bottom="0cm" fo:border="0.5pt solid #000000"/>
    </style:style>
    <style:style style:name="Table2" style:family="table">
      <style:table-properties style:width="17.59cm" table:align="left" style:writing-mode="lr-tb"/>
    </style:style>
    <style:style style:name="Table2.A" style:family="table-column">
      <style:table-column-properties style:column-width="1.893cm"/>
    </style:style>
    <style:style style:name="Table2.B" style:family="table-column">
      <style:table-column-properties style:column-width="8.368cm"/>
    </style:style>
    <style:style style:name="Table2.C" style:family="table-column">
      <style:table-column-properties style:column-width="7.329cm"/>
    </style:style>
    <style:style style:name="Table2.A1" style:family="table-cell">
      <style:table-cell-properties style:vertical-align="middle" fo:padding="0.049cm" fo:border="none"/>
    </style:style>
    <style:style style:name="P1" style:family="paragraph" style:parent-style-name="No_20_Spacing" style:master-page-name="Standard">
      <style:paragraph-properties style:page-number="1"/>
      <style:text-properties fo:font-size="12pt" fo:language="lv" fo:country="LV" style:font-name-asian="Times New Roman" style:font-size-asian="12pt" style:font-name-complex="Calibri2" style:font-size-complex="12pt"/>
    </style:style>
    <style:style style:name="P2" style:family="paragraph">
      <loext:graphic-properties draw:fill="solid" draw:fill-color="#44546a"/>
      <style:paragraph-properties fo:text-align="start"/>
      <style:text-properties fo:font-size="11pt"/>
    </style:style>
    <style:style style:name="P3" style:family="paragraph" style:parent-style-name="No_20_Spacing">
      <style:paragraph-properties fo:text-align="end" style:justify-single-word="false"/>
    </style:style>
    <style:style style:name="P4" style:family="paragraph">
      <loext:graphic-properties draw:fill="solid" draw:fill-color="#5b9bd5"/>
      <style:paragraph-properties fo:text-align="start"/>
    </style:style>
    <style:style style:name="P5" style:family="paragraph">
      <loext:graphic-properties draw:fill="solid" draw:fill-color="#44546a"/>
      <style:paragraph-properties fo:text-align="start"/>
    </style:style>
    <style:style style:name="P6" style:family="paragraph">
      <loext:graphic-properties draw:fill="solid" draw:fill-color="#44546a" draw:opacity="20%"/>
      <style:paragraph-properties fo:text-align="start"/>
    </style:style>
    <style:style style:name="P7" style:family="paragraph" style:parent-style-name="No_20_Spacing">
      <style:paragraph-properties fo:text-align="center" style:justify-single-word="false"/>
    </style:style>
    <style:style style:name="P8" style:family="paragraph">
      <loext:graphic-properties draw:fill="none"/>
      <style:paragraph-properties fo:text-align="start"/>
      <style:text-properties fo:color="#000000" loext:opacity="100%" fo:font-size="18pt"/>
    </style:style>
    <style:style style:name="P9" style:family="paragraph" style:parent-style-name="Standard">
      <style:paragraph-properties fo:margin-top="0cm" fo:margin-bottom="0.212cm" style:contextual-spacing="false" fo:line-height="100%" fo:text-align="center" style:justify-single-word="false" fo:break-before="page"/>
    </style:style>
    <style:style style:name="P10" style:family="paragraph" style:parent-style-name="Contents_20_1">
      <style:paragraph-properties>
        <style:tab-stops>
          <style:tab-stop style:position="17.572cm" style:type="right" style:leader-style="dotted" style:leader-text="."/>
        </style:tab-stops>
      </style:paragraph-properties>
    </style:style>
    <style:style style:name="P11" style:family="paragraph" style:parent-style-name="Contents_20_2">
      <style:paragraph-properties>
        <style:tab-stops>
          <style:tab-stop style:position="17.572cm" style:type="right" style:leader-style="dotted" style:leader-text="."/>
        </style:tab-stops>
      </style:paragraph-properties>
    </style:style>
    <style:style style:name="P12" style:family="paragraph" style:parent-style-name="Standard">
      <style:paragraph-properties fo:margin-top="0cm" fo:margin-bottom="0.212cm" style:contextual-spacing="false" fo:line-height="150%" fo:text-align="center" style:justify-single-word="false"/>
      <style:text-properties fo:font-size="12pt" fo:language="lv" fo:country="LV" style:font-name-asian="Times New Roman" style:font-size-asian="12pt" style:font-name-complex="Calibri2" style:font-size-complex="12pt"/>
    </style:style>
    <style:style style:name="P13" style:family="paragraph" style:parent-style-name="Standard">
      <style:text-properties style:font-name="Calibri1" fo:font-size="16pt" fo:language="lv" fo:country="LV" fo:font-weight="bold" style:font-name-asian="Times New Roman" style:font-size-asian="16pt" style:font-weight-asian="bold" style:font-name-complex="F" style:font-size-complex="16pt"/>
    </style:style>
    <style:style style:name="P14" style:family="paragraph" style:parent-style-name="Heading_20_1">
      <style:paragraph-properties fo:margin-top="0cm" fo:margin-bottom="0.212cm" style:contextual-spacing="false" fo:break-before="page"/>
    </style:style>
    <style:style style:name="P15" style:family="paragraph" style:parent-style-name="Standard">
      <style:text-properties officeooo:paragraph-rsid="000cf3f3"/>
    </style:style>
    <style:style style:name="P16" style:family="paragraph" style:parent-style-name="Standard" style:list-style-name="WWNum15">
      <style:paragraph-properties fo:margin-top="0cm" fo:margin-bottom="0cm" style:contextual-spacing="false" fo:line-height="115%"/>
    </style:style>
    <style:style style:name="P17" style:family="paragraph" style:parent-style-name="Standard" style:list-style-name="WWNum15">
      <style:paragraph-properties fo:margin-top="0cm" fo:margin-bottom="0cm" style:contextual-spacing="false" fo:line-height="115%"/>
      <style:text-properties officeooo:paragraph-rsid="000cf3f3"/>
    </style:style>
    <style:style style:name="P18" style:family="paragraph" style:parent-style-name="Standard" style:list-style-name="WWNum16">
      <style:paragraph-properties fo:margin-top="0cm" fo:margin-bottom="0cm" style:contextual-spacing="false" fo:line-height="115%" fo:text-align="justify" style:justify-single-word="false" loext:word-spacing-minimum="75%" loext:word-spacing-maximum="133%"/>
      <style:text-properties officeooo:paragraph-rsid="000cf3f3"/>
    </style:style>
    <style:style style:name="P19" style:family="paragraph" style:parent-style-name="Standard" style:list-style-name="WWNum16">
      <style:paragraph-properties fo:margin-top="0cm" fo:margin-bottom="0cm" style:contextual-spacing="false" fo:line-height="115%" fo:text-align="justify" style:justify-single-word="false" loext:word-spacing-minimum="75%" loext:word-spacing-maximum="133%"/>
    </style:style>
    <style:style style:name="P20" style:family="paragraph" style:parent-style-name="List_20_Paragraph" style:list-style-name="WWNum17">
      <style:text-properties officeooo:rsid="000cf3f3" officeooo:paragraph-rsid="000cf3f3"/>
    </style:style>
    <style:style style:name="P21" style:family="paragraph" style:parent-style-name="Heading_20_1">
      <style:paragraph-properties fo:margin-top="0cm" fo:margin-bottom="0.212cm" style:contextual-spacing="false" fo:break-before="page"/>
      <style:text-properties officeooo:paragraph-rsid="000cf3f3"/>
    </style:style>
    <style:style style:name="P22" style:family="paragraph" style:parent-style-name="Standard" style:list-style-name="WWNum5">
      <style:paragraph-properties fo:text-align="justify" style:justify-single-word="false" loext:word-spacing-minimum="75%" loext:word-spacing-maximum="133%"/>
      <style:text-properties officeooo:paragraph-rsid="000cf3f3"/>
    </style:style>
    <style:style style:name="P23" style:family="paragraph" style:parent-style-name="List_20_Paragraph" style:list-style-name="WWNum18">
      <style:paragraph-properties fo:text-align="justify" style:justify-single-word="false" loext:word-spacing-minimum="75%" loext:word-spacing-maximum="133%"/>
    </style:style>
    <style:style style:name="P24" style:family="paragraph" style:parent-style-name="Standard">
      <style:paragraph-properties fo:margin-top="0cm" fo:margin-bottom="0.212cm" style:contextual-spacing="false" fo:line-height="150%" fo:text-align="justify" style:justify-single-word="false" loext:word-spacing-minimum="75%" loext:word-spacing-maximum="133%"/>
      <style:text-properties fo:font-size="12pt" fo:language="lv" fo:country="LV" style:font-name-asian="Times New Roman" style:font-size-asian="12pt" style:font-name-complex="Calibri2" style:font-size-complex="12pt"/>
    </style:style>
    <style:style style:name="P25" style:family="paragraph" style:parent-style-name="Standard">
      <style:paragraph-properties fo:text-align="justify" style:justify-single-word="false" loext:word-spacing-minimum="75%" loext:word-spacing-maximum="133%"/>
      <style:text-properties officeooo:paragraph-rsid="000d173a"/>
    </style:style>
    <style:style style:name="P26" style:family="paragraph" style:parent-style-name="Standard">
      <style:paragraph-properties fo:text-align="center" style:justify-single-word="false" fo:orphans="0" fo:widows="0" fo:padding="0cm" fo:border="none" style:shadow="none" style:join-border="false"/>
    </style:style>
    <style:style style:name="P27" style:family="paragraph" style:parent-style-name="Standard">
      <style:paragraph-properties fo:text-align="end" style:justify-single-word="false"/>
      <style:text-properties officeooo:rsid="000d173a" officeooo:paragraph-rsid="000d173a"/>
    </style:style>
    <style:style style:name="P28" style:family="paragraph" style:parent-style-name="Standard">
      <style:paragraph-properties fo:text-align="end" style:justify-single-word="false"/>
    </style:style>
    <style:style style:name="P29" style:family="paragraph" style:parent-style-name="Standard">
      <style:text-properties fo:font-size="12pt" fo:language="lv" fo:country="LV" style:font-name-asian="Times New Roman" style:font-size-asian="12pt" style:font-name-complex="Calibri2" style:font-size-complex="12pt"/>
    </style:style>
    <style:style style:name="P30" style:family="paragraph" style:parent-style-name="List_20_Paragraph" style:list-style-name="WWNum26"/>
    <style:style style:name="P31" style:family="paragraph" style:parent-style-name="Standard">
      <style:paragraph-properties fo:margin-top="0cm" fo:margin-bottom="0.212cm" style:contextual-spacing="false" fo:line-height="150%" fo:text-align="justify" style:justify-single-word="false" loext:word-spacing-minimum="75%" loext:word-spacing-maximum="133%"/>
    </style:style>
    <style:style style:name="P32" style:family="paragraph" style:parent-style-name="Standard">
      <style:text-properties style:font-name="Calibri1" fo:font-size="12pt" fo:language="lv" fo:country="LV" fo:font-weight="bold" style:font-name-asian="Times New Roman" style:font-size-asian="12pt" style:font-weight-asian="bold" style:font-name-complex="F" style:font-size-complex="13pt"/>
    </style:style>
    <style:style style:name="P33" style:family="paragraph" style:parent-style-name="Heading_20_2">
      <style:paragraph-properties fo:margin-top="0cm" fo:margin-bottom="0.212cm" style:contextual-spacing="false" fo:break-before="page"/>
    </style:style>
    <style:style style:name="P34" style:family="paragraph" style:parent-style-name="List_20_Paragraph" style:list-style-name="WWNum32">
      <loext:graphic-properties draw:fill="solid" draw:fill-color="#ffffff"/>
      <style:paragraph-properties fo:margin-top="0cm" fo:margin-bottom="0cm" style:contextual-spacing="true" style:line-height-at-least="0.714cm" fo:background-color="#ffffff"/>
      <style:text-properties officeooo:rsid="000d1879" officeooo:paragraph-rsid="000d1879"/>
    </style:style>
    <style:style style:name="P35" style:family="paragraph" style:parent-style-name="Standard">
      <loext:graphic-properties draw:fill="solid" draw:fill-color="#ffffff"/>
      <style:paragraph-properties fo:margin-left="0.635cm" fo:margin-top="0cm" fo:margin-bottom="0cm" style:contextual-spacing="false" style:line-height-at-least="0.714cm" fo:background-color="#ffffff"/>
      <style:text-properties officeooo:rsid="000d1879" officeooo:paragraph-rsid="000d1879"/>
    </style:style>
    <style:style style:name="P36" style:family="paragraph" style:parent-style-name="List_20_Paragraph" style:list-style-name="WWNum32">
      <loext:graphic-properties draw:fill="solid" draw:fill-color="#ffffff"/>
      <style:paragraph-properties fo:margin-top="0cm" fo:margin-bottom="0cm" style:contextual-spacing="true" style:line-height-at-least="0.714cm" fo:background-color="#ffffff"/>
    </style:style>
    <style:style style:name="P37" style:family="paragraph" style:parent-style-name="Standard">
      <loext:graphic-properties draw:fill="solid" draw:fill-color="#ffffff"/>
      <style:paragraph-properties fo:margin-left="0.635cm" fo:margin-top="0cm" fo:margin-bottom="0cm" style:contextual-spacing="false" style:line-height-at-least="0.714cm" fo:background-color="#ffffff"/>
      <style:text-properties officeooo:paragraph-rsid="000d1879"/>
    </style:style>
    <style:style style:name="P38" style:family="paragraph" style:parent-style-name="Standard">
      <style:paragraph-properties fo:text-align="justify" style:justify-single-word="false" loext:word-spacing-minimum="75%" loext:word-spacing-maximum="133%"/>
    </style:style>
    <style:style style:name="P39" style:family="paragraph" style:parent-style-name="Standard">
      <style:text-properties officeooo:paragraph-rsid="000e6968"/>
    </style:style>
    <style:style style:name="P40" style:family="paragraph" style:parent-style-name="Standard">
      <style:text-properties fo:font-size="12pt" fo:language="lv" fo:country="LV" officeooo:paragraph-rsid="000e6968" style:font-size-asian="12pt" style:font-size-complex="12pt"/>
    </style:style>
    <style:style style:name="P41" style:family="paragraph" style:parent-style-name="Standard" style:list-style-name="L1">
      <style:paragraph-properties fo:line-height="150%" fo:text-align="justify" style:justify-single-word="false" loext:word-spacing-minimum="75%" loext:word-spacing-maximum="133%"/>
      <style:text-properties fo:font-size="12pt" fo:language="lv" fo:country="LV" officeooo:paragraph-rsid="000e6968" style:font-size-asian="12pt" style:font-size-complex="12pt"/>
    </style:style>
    <style:style style:name="P42" style:family="paragraph" style:parent-style-name="Standard" style:list-style-name="L2">
      <style:paragraph-properties fo:line-height="150%" fo:text-align="justify" style:justify-single-word="false" loext:word-spacing-minimum="75%" loext:word-spacing-maximum="133%"/>
      <style:text-properties officeooo:paragraph-rsid="000e6968"/>
    </style:style>
    <style:style style:name="P43" style:family="paragraph" style:parent-style-name="Standard" style:list-style-name="L1">
      <style:paragraph-properties fo:line-height="150%" fo:text-align="justify" style:justify-single-word="false" loext:word-spacing-minimum="75%" loext:word-spacing-maximum="133%"/>
      <style:text-properties officeooo:paragraph-rsid="000e6968"/>
    </style:style>
    <style:style style:name="P44" style:family="paragraph" style:parent-style-name="Standard">
      <style:paragraph-properties fo:margin-top="0cm" fo:margin-bottom="0.212cm" style:contextual-spacing="false" fo:line-height="150%" fo:text-align="justify" style:justify-single-word="false" loext:word-spacing-minimum="75%" loext:word-spacing-maximum="133%"/>
      <style:text-properties fo:font-size="12pt" fo:language="lv" fo:country="LV" fo:font-weight="normal" style:font-size-asian="12pt" style:font-weight-asian="normal" style:font-size-complex="12pt" style:font-weight-complex="normal"/>
    </style:style>
    <style:style style:name="P45" style:family="paragraph" style:parent-style-name="Standard">
      <style:paragraph-properties fo:margin-top="0cm" fo:margin-bottom="0.212cm" style:contextual-spacing="false" fo:line-height="150%" fo:text-align="justify" style:justify-single-word="false" loext:word-spacing-minimum="75%" loext:word-spacing-maximum="133%"/>
      <style:text-properties fo:font-size="12pt" fo:language="lv" fo:country="LV" fo:font-weight="normal" style:font-size-asian="12pt" style:font-weight-asian="normal" style:font-name-complex="Calibri2" style:font-size-complex="12pt" style:font-weight-complex="normal"/>
    </style:style>
    <style:style style:name="T1" style:family="text">
      <style:text-properties fo:font-size="12pt" fo:language="lv" fo:country="LV" style:font-name-asian="Times New Roman" style:font-size-asian="12pt" style:font-name-complex="Calibri2" style:font-size-complex="12pt"/>
    </style:style>
    <style:style style:name="T2" style:family="text">
      <style:text-properties fo:color="#ffffff" loext:opacity="100%" fo:font-size="14pt" style:font-size-asian="14pt" style:font-size-complex="14pt">
        <loext:char-complex-color loext:theme-type="light1" loext:color-type="theme"/>
      </style:text-properties>
    </style:style>
    <style:style style:name="T3" style:family="text">
      <style:text-properties fo:color="#5b9bd5" loext:opacity="100%" fo:font-size="13pt" style:font-size-asian="13pt" style:font-size-complex="13pt">
        <loext:char-complex-color loext:theme-type="accent1" loext:color-type="theme"/>
      </style:text-properties>
    </style:style>
    <style:style style:name="T4" style:family="text">
      <style:text-properties fo:color="#5b9bd5" loext:opacity="100%" fo:font-size="13pt" fo:language="lv" fo:country="LV" officeooo:rsid="000cf3f3" style:font-size-asian="13pt" style:font-size-complex="13pt">
        <loext:char-complex-color loext:theme-type="accent1" loext:color-type="theme"/>
      </style:text-properties>
    </style:style>
    <style:style style:name="T5" style:family="text">
      <style:text-properties fo:color="#595959" loext:opacity="100%" fo:font-size="10pt" style:font-size-asian="10pt" style:font-size-complex="10pt">
        <loext:char-complex-color loext:theme-type="dark1" loext:color-type="theme">
          <loext:transformation loext:type="tint" loext:value="3490"/>
        </loext:char-complex-color>
      </style:text-properties>
    </style:style>
    <style:style style:name="T6" style:family="text">
      <style:text-properties fo:text-transform="uppercase" fo:color="#595959" loext:opacity="100%" fo:font-size="10pt" officeooo:rsid="000cf3f3" style:font-size-asian="10pt" style:font-size-complex="10pt">
        <loext:char-complex-color loext:theme-type="dark1" loext:color-type="theme">
          <loext:transformation loext:type="tint" loext:value="3490"/>
        </loext:char-complex-color>
      </style:text-properties>
    </style:style>
    <style:style style:name="T7" style:family="text">
      <style:text-properties fo:color="#262626" loext:opacity="100%" fo:font-family="'Calibri Light'" style:font-family-generic="roman" style:font-pitch="variable" fo:font-size="24pt" fo:language="lv" fo:country="LV" fo:font-weight="bold" style:font-name-asian="F" style:font-size-asian="24pt" style:font-weight-asian="bold" style:font-name-complex="F" style:font-size-complex="24pt">
        <loext:char-complex-color loext:theme-type="dark1" loext:color-type="theme">
          <loext:transformation loext:type="tint" loext:value="1490"/>
        </loext:char-complex-color>
      </style:text-properties>
    </style:style>
    <style:style style:name="T8" style:family="text">
      <style:text-properties fo:color="#262626" loext:opacity="100%" fo:font-family="'Calibri Light'" style:font-family-generic="roman" style:font-pitch="variable" fo:font-size="24pt" fo:language="lv" fo:country="LV" fo:font-weight="bold" officeooo:rsid="000cf3f3" style:font-name-asian="F" style:font-size-asian="24pt" style:font-weight-asian="bold" style:font-name-complex="F" style:font-size-complex="24pt">
        <loext:char-complex-color loext:theme-type="dark1" loext:color-type="theme">
          <loext:transformation loext:type="tint" loext:value="1490"/>
        </loext:char-complex-color>
      </style:text-properties>
    </style:style>
    <style:style style:name="T9" style:family="text">
      <style:text-properties fo:color="#404040" loext:opacity="100%" fo:font-size="18pt" fo:language="lv" fo:country="LV" style:font-size-asian="18pt" style:font-size-complex="18pt">
        <loext:char-complex-color loext:theme-type="dark1" loext:color-type="theme">
          <loext:transformation loext:type="tint" loext:value="2509"/>
        </loext:char-complex-color>
      </style:text-properties>
    </style:style>
    <style:style style:name="T10" style:family="text">
      <style:text-properties fo:font-size="12pt" fo:language="lv" fo:country="LV" fo:font-weight="bold" style:font-name-asian="Times New Roman" style:font-size-asian="12pt" style:font-weight-asian="bold" style:font-name-complex="Calibri2" style:font-size-complex="12pt"/>
    </style:style>
    <style:style style:name="T11" style:family="text">
      <style:text-properties style:font-name-asian="F"/>
    </style:style>
    <style:style style:name="T12" style:family="text">
      <style:text-properties fo:language="lv" fo:country="LV" style:font-name-asian="Times New Roman"/>
    </style:style>
    <style:style style:name="T13" style:family="text">
      <style:text-properties text:display="true"/>
    </style:style>
    <style:style style:name="T14" style:family="text">
      <style:text-properties fo:language="lv" fo:country="LV"/>
    </style:style>
    <style:style style:name="T15" style:family="text">
      <style:text-properties officeooo:rsid="000e6968" text:display="true"/>
    </style:style>
    <style:style style:name="T16" style:family="text">
      <style:text-properties fo:language="lv" fo:country="LV" officeooo:rsid="000e6968" style:font-name-asian="Times New Roman"/>
    </style:style>
    <style:style style:name="T17" style:family="text">
      <style:text-properties style:font-name="Calibri1" fo:font-size="16pt" fo:language="lv" fo:country="LV" fo:font-weight="bold" style:font-name-asian="Times New Roman" style:font-size-asian="16pt" style:font-weight-asian="bold" style:font-name-complex="F" style:font-size-complex="16pt"/>
    </style:style>
    <style:style style:name="T18" style:family="text">
      <style:text-properties fo:language="lv" fo:country="LV" style:font-name-complex="Calibri2" style:font-size-complex="12pt"/>
    </style:style>
    <style:style style:name="T19" style:family="text">
      <style:text-properties officeooo:rsid="000cf3f3"/>
    </style:style>
    <style:style style:name="T20" style:family="text">
      <style:text-properties fo:language="lv" fo:country="LV" fo:font-weight="bold" style:font-weight-asian="bold"/>
    </style:style>
    <style:style style:name="T21" style:family="text">
      <style:text-properties fo:language="lv" fo:country="LV" officeooo:rsid="000cf3f3"/>
    </style:style>
    <style:style style:name="T22" style:family="text">
      <style:text-properties fo:language="lv" fo:country="LV" fo:font-weight="bold" officeooo:rsid="000cf3f3" style:font-weight-asian="bold"/>
    </style:style>
    <style:style style:name="T23" style:family="text">
      <style:text-properties fo:language="lv" fo:country="LV" officeooo:rsid="000cf3f3" style:font-name-complex="Calibri2" style:font-size-complex="12pt"/>
    </style:style>
    <style:style style:name="T24" style:family="text">
      <style:text-properties fo:font-size="12pt" fo:language="lv" fo:country="LV" style:font-size-asian="12pt" style:font-size-complex="12pt"/>
    </style:style>
    <style:style style:name="T25" style:family="text">
      <style:text-properties fo:font-size="12pt" fo:language="lv" fo:country="LV" officeooo:rsid="000d173a" style:font-size-asian="12pt" style:font-size-complex="12pt"/>
    </style:style>
    <style:style style:name="T26" style:family="text">
      <style:text-properties fo:font-size="12pt" fo:font-weight="bold" style:font-family-asian="Arial" style:font-family-generic-asian="system" style:font-pitch-asian="variable" style:font-size-asian="12pt" style:font-weight-asian="bold" style:font-name-complex="Calibri2" style:font-size-complex="12pt"/>
    </style:style>
    <style:style style:name="T27" style:family="text">
      <style:text-properties fo:font-size="12pt" style:font-family-asian="Arial" style:font-family-generic-asian="system" style:font-pitch-asian="variable" style:font-size-asian="12pt" style:font-name-complex="Calibri2" style:font-size-complex="12pt"/>
    </style:style>
    <style:style style:name="T28" style:family="text">
      <style:text-properties fo:color="#202124" loext:opacity="100%" fo:font-size="12pt" style:font-family-asian="Roboto" style:font-family-generic-asian="system" style:font-pitch-asian="variable" style:font-size-asian="12pt" style:font-name-complex="Calibri2" style:font-size-complex="12pt"/>
    </style:style>
    <style:style style:name="T29" style:family="text">
      <style:text-properties fo:font-size="12pt" style:font-size-asian="12pt" style:font-size-complex="12pt"/>
    </style:style>
    <style:style style:name="T30" style:family="text">
      <style:text-properties style:font-name="Calibri1" fo:font-size="12pt" fo:language="lv" fo:country="LV" fo:font-weight="bold" style:font-name-asian="Times New Roman" style:font-size-asian="12pt" style:font-weight-asian="bold" style:font-name-complex="F" style:font-size-complex="13pt"/>
    </style:style>
    <style:style style:name="T31" style:family="text">
      <style:text-properties fo:color="#000000" loext:opacity="100%" style:font-name="Calibri1" fo:font-size="12pt" fo:font-weight="bold" style:font-name-asian="Times New Roman" style:font-size-asian="12pt" style:font-weight-asian="bold" style:font-name-complex="Calibri2" style:font-size-complex="12pt"/>
    </style:style>
    <style:style style:name="T32" style:family="text">
      <style:text-properties fo:color="#000000" loext:opacity="100%" style:font-name="Calibri1" fo:font-size="12pt" style:font-name-asian="Times New Roman" style:font-size-asian="12pt" style:font-name-complex="Calibri2" style:font-size-complex="12pt"/>
    </style:style>
    <style:style style:name="T33" style:family="text">
      <style:text-properties fo:color="#000000" loext:opacity="100%" style:font-name="Calibri1" fo:font-size="12pt" fo:font-weight="bold" officeooo:rsid="000d1879" style:font-name-asian="Times New Roman" style:font-size-asian="12pt" style:font-weight-asian="bold" style:font-name-complex="Calibri2" style:font-size-complex="12pt"/>
    </style:style>
    <style:style style:name="T34" style:family="text">
      <style:text-properties officeooo:rsid="000d1879"/>
    </style:style>
    <style:style style:name="T35" style:family="text">
      <style:text-properties fo:font-size="12pt" fo:language="lv" fo:country="LV" officeooo:rsid="000d1879" style:font-size-asian="12pt" style:font-size-complex="12pt"/>
    </style:style>
    <style:style style:name="T36" style:family="text">
      <style:text-properties style:font-name-complex="Calibri2"/>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19cm" fo:margin-top="0cm" fo:margin-bottom="0.021cm" style:run-through="back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2" style:family="graphic">
      <style:graphic-properties draw:stroke="none" svg:stroke-width="0.035cm" draw:stroke-linejoin="miter" svg:stroke-linecap="butt" draw:fill="solid" draw:fill-color="#44546a" draw:textarea-vertical-align="middle" draw:auto-grow-height="false" fo:min-height="25.097cm" fo:min-width="0.032cm" fo:padding-top="0.127cm" fo:padding-bottom="0.127cm" fo:padding-left="0.254cm" fo:padding-right="0.254cm" fo:wrap-option="wrap" loext:decorative="false" style:run-through="background">
        <loext:fill-complex-color loext:theme-type="dark2" loext:color-type="theme"/>
      </style:graphic-properties>
    </style:style>
    <style:style style:name="gr3" style:family="graphic" style:parent-style-name="Frame">
      <style:graphic-properties draw:stroke="none" svg:stroke-width="0.035cm" draw:stroke-linejoin="miter" svg:stroke-linecap="butt" draw:fill="solid" draw:fill-color="#5b9bd5" draw:textarea-vertical-align="middle" draw:auto-grow-height="false" fo:min-height="1.533cm" fo:min-width="4.951cm" fo:padding-top="0cm" fo:padding-bottom="0cm" fo:padding-left="0.254cm" fo:padding-right="0.508cm" fo:wrap-option="wrap" loext:decorative="false" style:run-through="background">
        <loext:fill-complex-color loext:theme-type="accent1" loext:color-type="theme"/>
      </style:graphic-properties>
    </style:style>
    <style:style style:name="gr4" style:family="graphic">
      <style:graphic-properties style:writing-mode="lr-tb" loext:decorative="false" style:run-through="background"/>
    </style:style>
    <style:style style:name="gr5" style:family="graphic">
      <style:graphic-properties draw:stroke="solid" svg:stroke-width="0cm" svg:stroke-color="#44546a" draw:stroke-linejoin="round" draw:fill="solid" draw:fill-color="#44546a" draw:textarea-vertical-align="top" draw:auto-grow-height="false" fo:min-height="2.799cm" fo:min-width="0.339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6" style:family="graphic">
      <style:graphic-properties draw:stroke="solid" svg:stroke-width="0cm" svg:stroke-color="#44546a" draw:stroke-linejoin="round" draw:fill="solid" draw:fill-color="#44546a" draw:textarea-vertical-align="top" draw:auto-grow-height="false" fo:min-height="1.612cm" fo:min-width="0.3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7" style:family="graphic">
      <style:graphic-properties draw:stroke="solid" svg:stroke-width="0cm" svg:stroke-color="#44546a" draw:stroke-linejoin="round" draw:fill="solid" draw:fill-color="#44546a" draw:textarea-vertical-align="top" draw:auto-grow-height="false" fo:min-height="8.573cm" fo:min-width="0.464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8" style:family="graphic">
      <style:graphic-properties draw:stroke="solid" svg:stroke-width="0cm" svg:stroke-color="#44546a" draw:stroke-linejoin="round" draw:fill="solid" draw:fill-color="#44546a" draw:textarea-vertical-align="top" draw:auto-grow-height="false" fo:min-height="5.671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9" style:family="graphic">
      <style:graphic-properties draw:stroke="solid" svg:stroke-width="0cm" svg:stroke-color="#44546a" draw:stroke-linejoin="round" draw:fill="solid" draw:fill-color="#44546a" draw:textarea-vertical-align="top" draw:auto-grow-height="false" fo:min-height="4.11cm" fo:min-width="0.561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0" style:family="graphic">
      <style:graphic-properties draw:stroke="solid" svg:stroke-width="0cm" svg:stroke-color="#44546a" draw:stroke-linejoin="round" draw:fill="solid" draw:fill-color="#44546a" draw:textarea-vertical-align="top" draw:auto-grow-height="false" fo:min-height="0.224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1" style:family="graphic">
      <style:graphic-properties draw:stroke="solid" svg:stroke-width="0cm" svg:stroke-color="#44546a" draw:stroke-linejoin="round" draw:fill="solid" draw:fill-color="#44546a" draw:textarea-vertical-align="top" draw:auto-grow-height="false" fo:min-height="0.3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2" style:family="graphic">
      <style:graphic-properties draw:stroke="solid" svg:stroke-width="0cm" svg:stroke-color="#44546a" draw:stroke-linejoin="round" draw:fill="solid" draw:fill-color="#44546a" draw:textarea-vertical-align="top" draw:auto-grow-height="false" fo:min-height="5.061cm" fo:min-width="2.23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3" style:family="graphic">
      <style:graphic-properties draw:stroke="solid" svg:stroke-width="0cm" svg:stroke-color="#44546a" draw:stroke-linejoin="round" draw:fill="solid" draw:fill-color="#44546a" draw:textarea-vertical-align="top" draw:auto-grow-height="false" fo:min-height="1.0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4" style:family="graphic">
      <style:graphic-properties draw:stroke="solid" svg:stroke-width="0cm" svg:stroke-color="#44546a" draw:stroke-linejoin="round" draw:fill="solid" draw:fill-color="#44546a" draw:textarea-vertical-align="top" draw:auto-grow-height="false" fo:min-height="0.198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5" style:family="graphic">
      <style:graphic-properties draw:stroke="solid" svg:stroke-width="0cm" svg:stroke-color="#44546a" draw:stroke-linejoin="round" draw:fill="solid" draw:fill-color="#44546a" draw:textarea-vertical-align="top" draw:auto-grow-height="false" fo:min-height="0.037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6" style:family="graphic">
      <style:graphic-properties draw:stroke="solid" svg:stroke-width="0cm" svg:stroke-color="#44546a" draw:stroke-linejoin="round" draw:fill="solid" draw:fill-color="#44546a" draw:textarea-vertical-align="top" draw:auto-grow-height="false" fo:min-height="0.564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7" style:family="graphic">
      <style:graphic-properties draw:stroke="solid" svg:stroke-width="0cm" svg:stroke-color="#44546a" svg:stroke-opacity="20%" draw:stroke-linejoin="round" draw:fill="solid" draw:fill-color="#44546a" draw:opacity="20%" draw:textarea-vertical-align="top" draw:auto-grow-height="false" fo:min-height="4.408cm" fo:min-width="0.788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8" style:family="graphic">
      <style:graphic-properties draw:stroke="solid" svg:stroke-width="0cm" svg:stroke-color="#44546a" svg:stroke-opacity="20%" draw:stroke-linejoin="round" draw:fill="solid" draw:fill-color="#44546a" draw:opacity="20%" draw:textarea-vertical-align="top" draw:auto-grow-height="false" fo:min-height="2.595cm" fo:min-width="0.718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19" style:family="graphic">
      <style:graphic-properties draw:stroke="solid" svg:stroke-width="0cm" svg:stroke-color="#44546a" svg:stroke-opacity="20%" draw:stroke-linejoin="round" draw:fill="solid" draw:fill-color="#44546a" draw:opacity="20%" draw:textarea-vertical-align="top" draw:auto-grow-height="false" fo:min-height="1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0" style:family="graphic">
      <style:graphic-properties draw:stroke="solid" svg:stroke-width="0cm" svg:stroke-color="#44546a" svg:stroke-opacity="20%" draw:stroke-linejoin="round" draw:fill="solid" draw:fill-color="#44546a" draw:opacity="20%" draw:textarea-vertical-align="top" draw:auto-grow-height="false" fo:min-height="6.408cm" fo:min-width="1.131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1" style:family="graphic">
      <style:graphic-properties draw:stroke="solid" svg:stroke-width="0cm" svg:stroke-color="#44546a" svg:stroke-opacity="20%" draw:stroke-linejoin="round" draw:fill="solid" draw:fill-color="#44546a" draw:opacity="20%" draw:textarea-vertical-align="top" draw:auto-grow-height="false" fo:min-height="0.48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2" style:family="graphic">
      <style:graphic-properties draw:stroke="solid" svg:stroke-width="0cm" svg:stroke-color="#44546a" svg:stroke-opacity="20%" draw:stroke-linejoin="round" draw:fill="solid" draw:fill-color="#44546a" draw:opacity="20%" draw:textarea-vertical-align="top" draw:auto-grow-height="false" fo:min-height="0.73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3" style:family="graphic">
      <style:graphic-properties draw:stroke="solid" svg:stroke-width="0cm" svg:stroke-color="#44546a" svg:stroke-opacity="20%" draw:stroke-linejoin="round" draw:fill="solid" draw:fill-color="#44546a" draw:opacity="20%" draw:textarea-vertical-align="top" draw:auto-grow-height="false" fo:min-height="7.848cm" fo:min-width="3.664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4" style:family="graphic">
      <style:graphic-properties draw:stroke="solid" svg:stroke-width="0cm" svg:stroke-color="#44546a" svg:stroke-opacity="20%" draw:stroke-linejoin="round" draw:fill="solid" draw:fill-color="#44546a" draw:opacity="20%" draw:textarea-vertical-align="top" draw:auto-grow-height="false" fo:min-height="1.776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5" style:family="graphic">
      <style:graphic-properties draw:stroke="solid" svg:stroke-width="0cm" svg:stroke-color="#44546a" svg:stroke-opacity="20%" draw:stroke-linejoin="round" draw:fill="solid" draw:fill-color="#44546a" draw:opacity="20%" draw:textarea-vertical-align="top" draw:auto-grow-height="false" fo:min-height="0.43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6" style:family="graphic">
      <style:graphic-properties draw:stroke="solid" svg:stroke-width="0cm" svg:stroke-color="#44546a" svg:stroke-opacity="20%" draw:stroke-linejoin="round" draw:fill="solid" draw:fill-color="#44546a" draw:opacity="20%" draw:textarea-vertical-align="top" draw:auto-grow-height="false" fo:min-height="0.192cm" fo:min-width="0cm" fo:padding-top="0.127cm" fo:padding-bottom="0.127cm" fo:padding-left="0.254cm" fo:padding-right="0.254cm" fo:wrap-option="wrap" loext:decorative="false" style:run-through="background">
        <loext:stroke-complex-color loext:theme-type="dark2" loext:color-type="theme"/>
        <loext:fill-complex-color loext:theme-type="dark2" loext:color-type="theme"/>
      </style:graphic-properties>
    </style:style>
    <style:style style:name="gr27"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loext:decorative="false" fo:margin-left="0cm" fo:margin-right="0.016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8" style:family="graphic" style:parent-style-name="Frame">
      <style:graphic-properties draw:stroke="none" svg:stroke-width="0.018cm" draw:fill="none" loext:fill-use-slide-background="false" draw:textarea-vertical-align="top" draw:auto-grow-height="false" fo:min-height="2.503cm" fo:min-width="11.476cm" fo:padding-top="0cm" fo:padding-bottom="0cm" fo:padding-left="0cm" fo:padding-right="0cm" fo:wrap-option="wrap" loext:decorative="false" fo:margin-left="0cm" fo:margin-right="0.011cm" fo:margin-top="0cm" fo:margin-bottom="0.039cm" style:run-through="fore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g text:anchor-type="char" style:rel-width="33%" style:rel-height="95%" draw:z-index="0" draw:name="Group 16" draw:style-name="gr1"><draw:custom-shape draw:name="Rectangle 21" draw:style-name="gr2" draw:text-style-name="P2" svg:width="0.539cm" svg:height="25.35cm" svg:x="0.863cm" svg:y="1.295cm"><text:p/><draw:enhanced-geometry draw:mirror-horizontal="false" draw:mirror-vertical="false" draw:glue-points="?f0 0 0 ?f1 ?f0 ?f2 ?f3 ?f1"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Pentagon 24" draw:style-name="gr3" draw:text-style-name="P4" svg:width="6.097cm" svg:height="1.532cm" svg:x="0.863cm" svg:y="5.37cm"><text:p text:style-name="P3" loext:marker-style-name="T2"><field:fieldmark-start text:name="__Fieldmark__4_3785493299" field:type="vnd.oasis.opendocument.field.FORMDATE"><field:param field:name="DateField_DateFormat" field:value="M/d/yyyy"/><field:param field:name="DateField_DateFormat_Language" field:value="en-US"/></field:fieldmark-start><field:fieldmark-separator/><text:span text:style-name="T2"><text:s text:c="5"/></text:span><field:fieldmark-end/></text:p><draw:enhanced-geometry draw:mirror-horizontal="false" draw:mirror-vertical="false" draw:glue-points="?f6 0 0 ?f7 ?f4 ?f8 ?f9 ?f7"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position-x="?f4" draw:handle-position-y="0" draw:handle-range-x-maximum="?f1" draw:handle-range-x-minimum="0"/></draw:enhanced-geometry></draw:custom-shape><draw:g draw:style-name="gr4"><draw:g draw:style-name="gr4"><draw:custom-shape draw:name="Freeform 27" draw:style-name="gr5" draw:text-style-name="P5" svg:width="0.846cm" svg:height="3.052cm" svg:x="2.339cm" svg:y="21.754cm"><text:p/><draw:enhanced-geometry draw:mirror-horizontal="false" draw:mirror-vertical="false" draw:glue-points="?f0 ?f1 ?f2 ?f3 ?f4 ?f5 ?f6 ?f7 ?f8 ?f9 ?f10 ?f11 ?f12 ?f13 ?f14 ?f15 ?f16 ?f17" drawooo:sub-view-size="122 440" draw:text-areas="0 0 ?f18 ?f19" svg:viewBox="0 0 0 0" draw:type="ooxml-non-primitive" draw:enhanced-path="M 0 0 L 39 152 84 304 122 417 122 440 76 306 39 180 6 53 0 0 Z N"><draw:equation draw:name="f0" draw:formula="0*logwidth/122"/><draw:equation draw:name="f1" draw:formula="0*logheight/440"/><draw:equation draw:name="f2" draw:formula="39*logwidth/122"/><draw:equation draw:name="f3" draw:formula="152*logheight/440"/><draw:equation draw:name="f4" draw:formula="84*logwidth/122"/><draw:equation draw:name="f5" draw:formula="304*logheight/440"/><draw:equation draw:name="f6" draw:formula="122*logwidth/122"/><draw:equation draw:name="f7" draw:formula="417*logheight/440"/><draw:equation draw:name="f8" draw:formula="122*logwidth/122"/><draw:equation draw:name="f9" draw:formula="440*logheight/440"/><draw:equation draw:name="f10" draw:formula="76*logwidth/122"/><draw:equation draw:name="f11" draw:formula="306*logheight/440"/><draw:equation draw:name="f12" draw:formula="39*logwidth/122"/><draw:equation draw:name="f13" draw:formula="180*logheight/440"/><draw:equation draw:name="f14" draw:formula="6*logwidth/122"/><draw:equation draw:name="f15" draw:formula="53*logheight/440"/><draw:equation draw:name="f16" draw:formula="0*logwidth/122"/><draw:equation draw:name="f17" draw:formula="0*logheight/440"/><draw:equation draw:name="f18" draw:formula="logwidth"/><draw:equation draw:name="f19" draw:formula="logheight"/></draw:enhanced-geometry></draw:custom-shape><draw:custom-shape draw:name="Freeform 28" draw:style-name="gr6" draw:text-style-name="P5" svg:width="0.807cm" svg:height="1.865cm" svg:x="3.228cm" svg:y="24.765cm"><text:p/><draw:enhanced-geometry draw:mirror-horizontal="false" draw:mirror-vertical="false" draw:glue-points="?f0 ?f1 ?f2 ?f3 ?f4 ?f5 ?f6 ?f7 ?f8 ?f9 ?f10 ?f11 ?f12 ?f13 ?f14 ?f15 ?f16 ?f17 ?f18 ?f19" drawooo:sub-view-size="116 269" draw:text-areas="0 0 ?f20 ?f21" svg:viewBox="0 0 0 0" draw:type="ooxml-non-primitive" draw:enhanced-path="M 0 0 L 8 19 37 93 67 167 116 269 108 269 60 169 30 98 1 25 0 0 Z N"><draw:equation draw:name="f0" draw:formula="0*logwidth/116"/><draw:equation draw:name="f1" draw:formula="0*logheight/269"/><draw:equation draw:name="f2" draw:formula="8*logwidth/116"/><draw:equation draw:name="f3" draw:formula="19*logheight/269"/><draw:equation draw:name="f4" draw:formula="37*logwidth/116"/><draw:equation draw:name="f5" draw:formula="93*logheight/269"/><draw:equation draw:name="f6" draw:formula="67*logwidth/116"/><draw:equation draw:name="f7" draw:formula="167*logheight/269"/><draw:equation draw:name="f8" draw:formula="116*logwidth/116"/><draw:equation draw:name="f9" draw:formula="269*logheight/269"/><draw:equation draw:name="f10" draw:formula="108*logwidth/116"/><draw:equation draw:name="f11" draw:formula="269*logheight/269"/><draw:equation draw:name="f12" draw:formula="60*logwidth/116"/><draw:equation draw:name="f13" draw:formula="169*logheight/269"/><draw:equation draw:name="f14" draw:formula="30*logwidth/116"/><draw:equation draw:name="f15" draw:formula="98*logheight/269"/><draw:equation draw:name="f16" draw:formula="1*logwidth/116"/><draw:equation draw:name="f17" draw:formula="25*logheight/269"/><draw:equation draw:name="f18" draw:formula="0*logwidth/116"/><draw:equation draw:name="f19" draw:formula="0*logheight/269"/><draw:equation draw:name="f20" draw:formula="logwidth"/><draw:equation draw:name="f21" draw:formula="logheight"/></draw:enhanced-geometry></draw:custom-shape><draw:custom-shape draw:name="Freeform 29" draw:style-name="gr7" draw:text-style-name="P5" svg:width="0.971cm" svg:height="8.826cm" svg:x="1.339cm" svg:y="12.99cm"><text:p/><draw:enhanced-geometry draw:mirror-horizontal="false" draw:mirror-vertical="false" draw:glue-points="?f0 ?f1 ?f2 ?f3 ?f4 ?f5 ?f6 ?f7 ?f8 ?f9 ?f10 ?f11 ?f12 ?f13 ?f14 ?f15 ?f16 ?f17 ?f18 ?f19 ?f20 ?f21 ?f22 ?f23 ?f24 ?f25 ?f26 ?f27 ?f28 ?f29 ?f30 ?f31 ?f32 ?f33 ?f34 ?f35 ?f36 ?f37 ?f38 ?f39 ?f40 ?f41 ?f42 ?f43" drawooo:sub-view-size="140 1272" draw:text-areas="0 0 ?f44 ?f45" svg:viewBox="0 0 0 0" draw:type="ooxml-non-primitive" draw:enhanced-path="M 0 0 L 0 0 1 79 3 159 12 317 23 476 39 634 58 792 83 948 107 1086 135 1223 140 1272 138 1262 105 1106 77 949 53 792 35 634 20 476 9 317 2 159 0 79 0 0 Z N"><draw:equation draw:name="f0" draw:formula="0*logwidth/140"/><draw:equation draw:name="f1" draw:formula="0*logheight/1272"/><draw:equation draw:name="f2" draw:formula="0*logwidth/140"/><draw:equation draw:name="f3" draw:formula="0*logheight/1272"/><draw:equation draw:name="f4" draw:formula="1*logwidth/140"/><draw:equation draw:name="f5" draw:formula="79*logheight/1272"/><draw:equation draw:name="f6" draw:formula="3*logwidth/140"/><draw:equation draw:name="f7" draw:formula="159*logheight/1272"/><draw:equation draw:name="f8" draw:formula="12*logwidth/140"/><draw:equation draw:name="f9" draw:formula="317*logheight/1272"/><draw:equation draw:name="f10" draw:formula="23*logwidth/140"/><draw:equation draw:name="f11" draw:formula="476*logheight/1272"/><draw:equation draw:name="f12" draw:formula="39*logwidth/140"/><draw:equation draw:name="f13" draw:formula="634*logheight/1272"/><draw:equation draw:name="f14" draw:formula="58*logwidth/140"/><draw:equation draw:name="f15" draw:formula="792*logheight/1272"/><draw:equation draw:name="f16" draw:formula="83*logwidth/140"/><draw:equation draw:name="f17" draw:formula="948*logheight/1272"/><draw:equation draw:name="f18" draw:formula="107*logwidth/140"/><draw:equation draw:name="f19" draw:formula="1086*logheight/1272"/><draw:equation draw:name="f20" draw:formula="135*logwidth/140"/><draw:equation draw:name="f21" draw:formula="1223*logheight/1272"/><draw:equation draw:name="f22" draw:formula="140*logwidth/140"/><draw:equation draw:name="f23" draw:formula="1272*logheight/1272"/><draw:equation draw:name="f24" draw:formula="138*logwidth/140"/><draw:equation draw:name="f25" draw:formula="1262*logheight/1272"/><draw:equation draw:name="f26" draw:formula="105*logwidth/140"/><draw:equation draw:name="f27" draw:formula="1106*logheight/1272"/><draw:equation draw:name="f28" draw:formula="77*logwidth/140"/><draw:equation draw:name="f29" draw:formula="949*logheight/1272"/><draw:equation draw:name="f30" draw:formula="53*logwidth/140"/><draw:equation draw:name="f31" draw:formula="792*logheight/1272"/><draw:equation draw:name="f32" draw:formula="35*logwidth/140"/><draw:equation draw:name="f33" draw:formula="634*logheight/1272"/><draw:equation draw:name="f34" draw:formula="20*logwidth/140"/><draw:equation draw:name="f35" draw:formula="476*logheight/1272"/><draw:equation draw:name="f36" draw:formula="9*logwidth/140"/><draw:equation draw:name="f37" draw:formula="317*logheight/1272"/><draw:equation draw:name="f38" draw:formula="2*logwidth/140"/><draw:equation draw:name="f39" draw:formula="159*logheight/1272"/><draw:equation draw:name="f40" draw:formula="0*logwidth/140"/><draw:equation draw:name="f41" draw:formula="79*logheight/1272"/><draw:equation draw:name="f42" draw:formula="0*logwidth/140"/><draw:equation draw:name="f43" draw:formula="0*logheight/1272"/><draw:equation draw:name="f44" draw:formula="logwidth"/><draw:equation draw:name="f45" draw:formula="logheight"/></draw:enhanced-geometry></draw:custom-shape><draw:custom-shape draw:name="Freeform 30" draw:style-name="gr8" draw:text-style-name="P5" svg:width="0.311cm" svg:height="5.924cm" svg:x="2.214cm" svg:y="15.829cm"><text:p/><draw:enhanced-geometry draw:mirror-horizontal="false" draw:mirror-vertical="false" draw:glue-points="?f0 ?f1 ?f2 ?f3 ?f4 ?f5 ?f6 ?f7 ?f8 ?f9 ?f10 ?f11 ?f12 ?f13 ?f14 ?f15 ?f16 ?f17 ?f18 ?f19 ?f20 ?f21 ?f22 ?f23 ?f24 ?f25 ?f26 ?f27 ?f28 ?f29 ?f30 ?f31 ?f32 ?f33 ?f34 ?f35 ?f36 ?f37 ?f38 ?f39" drawooo:sub-view-size="45 854" draw:text-areas="0 0 ?f40 ?f41" svg:viewBox="0 0 0 0" draw:type="ooxml-non-primitive" draw:enhanced-path="M 45 0 L 45 0 35 66 26 133 14 267 6 401 3 534 6 669 14 803 18 854 18 851 9 814 8 803 1 669 0 534 3 401 12 267 25 132 34 66 45 0 Z N"><draw:equation draw:name="f0" draw:formula="45*logwidth/45"/><draw:equation draw:name="f1" draw:formula="0*logheight/854"/><draw:equation draw:name="f2" draw:formula="45*logwidth/45"/><draw:equation draw:name="f3" draw:formula="0*logheight/854"/><draw:equation draw:name="f4" draw:formula="35*logwidth/45"/><draw:equation draw:name="f5" draw:formula="66*logheight/854"/><draw:equation draw:name="f6" draw:formula="26*logwidth/45"/><draw:equation draw:name="f7" draw:formula="133*logheight/854"/><draw:equation draw:name="f8" draw:formula="14*logwidth/45"/><draw:equation draw:name="f9" draw:formula="267*logheight/854"/><draw:equation draw:name="f10" draw:formula="6*logwidth/45"/><draw:equation draw:name="f11" draw:formula="401*logheight/854"/><draw:equation draw:name="f12" draw:formula="3*logwidth/45"/><draw:equation draw:name="f13" draw:formula="534*logheight/854"/><draw:equation draw:name="f14" draw:formula="6*logwidth/45"/><draw:equation draw:name="f15" draw:formula="669*logheight/854"/><draw:equation draw:name="f16" draw:formula="14*logwidth/45"/><draw:equation draw:name="f17" draw:formula="803*logheight/854"/><draw:equation draw:name="f18" draw:formula="18*logwidth/45"/><draw:equation draw:name="f19" draw:formula="854*logheight/854"/><draw:equation draw:name="f20" draw:formula="18*logwidth/45"/><draw:equation draw:name="f21" draw:formula="851*logheight/854"/><draw:equation draw:name="f22" draw:formula="9*logwidth/45"/><draw:equation draw:name="f23" draw:formula="814*logheight/854"/><draw:equation draw:name="f24" draw:formula="8*logwidth/45"/><draw:equation draw:name="f25" draw:formula="803*logheight/854"/><draw:equation draw:name="f26" draw:formula="1*logwidth/45"/><draw:equation draw:name="f27" draw:formula="669*logheight/854"/><draw:equation draw:name="f28" draw:formula="0*logwidth/45"/><draw:equation draw:name="f29" draw:formula="534*logheight/854"/><draw:equation draw:name="f30" draw:formula="3*logwidth/45"/><draw:equation draw:name="f31" draw:formula="401*logheight/854"/><draw:equation draw:name="f32" draw:formula="12*logwidth/45"/><draw:equation draw:name="f33" draw:formula="267*logheight/854"/><draw:equation draw:name="f34" draw:formula="25*logwidth/45"/><draw:equation draw:name="f35" draw:formula="132*logheight/854"/><draw:equation draw:name="f36" draw:formula="34*logwidth/45"/><draw:equation draw:name="f37" draw:formula="66*logheight/854"/><draw:equation draw:name="f38" draw:formula="45*logwidth/45"/><draw:equation draw:name="f39" draw:formula="0*logheight/854"/><draw:equation draw:name="f40" draw:formula="logwidth"/><draw:equation draw:name="f41" draw:formula="logheight"/></draw:enhanced-geometry></draw:custom-shape><draw:custom-shape draw:name="Freeform 31" draw:style-name="gr9" draw:text-style-name="P5" svg:width="1.068cm" svg:height="4.363cm" svg:x="2.311cm" svg:y="21.816cm"><text:p/><draw:enhanced-geometry draw:mirror-horizontal="false" draw:mirror-vertical="false" draw:glue-points="?f0 ?f1 ?f2 ?f3 ?f4 ?f5 ?f6 ?f7 ?f8 ?f9 ?f10 ?f11 ?f12 ?f13 ?f14 ?f15 ?f16 ?f17 ?f18 ?f19 ?f20 ?f21 ?f22 ?f23 ?f24 ?f25 ?f26 ?f27 ?f28 ?f29 ?f30 ?f31 ?f32 ?f33 ?f34 ?f35 ?f36 ?f37" drawooo:sub-view-size="154 629" draw:text-areas="0 0 ?f38 ?f39" svg:viewBox="0 0 0 0" draw:type="ooxml-non-primitive" draw:enhanced-path="M 0 0 L 10 44 21 126 34 207 53 293 75 380 100 466 120 521 141 576 152 618 154 629 140 595 115 532 93 468 67 383 47 295 28 207 12 104 0 0 Z N"><draw:equation draw:name="f0" draw:formula="0*logwidth/154"/><draw:equation draw:name="f1" draw:formula="0*logheight/629"/><draw:equation draw:name="f2" draw:formula="10*logwidth/154"/><draw:equation draw:name="f3" draw:formula="44*logheight/629"/><draw:equation draw:name="f4" draw:formula="21*logwidth/154"/><draw:equation draw:name="f5" draw:formula="126*logheight/629"/><draw:equation draw:name="f6" draw:formula="34*logwidth/154"/><draw:equation draw:name="f7" draw:formula="207*logheight/629"/><draw:equation draw:name="f8" draw:formula="53*logwidth/154"/><draw:equation draw:name="f9" draw:formula="293*logheight/629"/><draw:equation draw:name="f10" draw:formula="75*logwidth/154"/><draw:equation draw:name="f11" draw:formula="380*logheight/629"/><draw:equation draw:name="f12" draw:formula="100*logwidth/154"/><draw:equation draw:name="f13" draw:formula="466*logheight/629"/><draw:equation draw:name="f14" draw:formula="120*logwidth/154"/><draw:equation draw:name="f15" draw:formula="521*logheight/629"/><draw:equation draw:name="f16" draw:formula="141*logwidth/154"/><draw:equation draw:name="f17" draw:formula="576*logheight/629"/><draw:equation draw:name="f18" draw:formula="152*logwidth/154"/><draw:equation draw:name="f19" draw:formula="618*logheight/629"/><draw:equation draw:name="f20" draw:formula="154*logwidth/154"/><draw:equation draw:name="f21" draw:formula="629*logheight/629"/><draw:equation draw:name="f22" draw:formula="140*logwidth/154"/><draw:equation draw:name="f23" draw:formula="595*logheight/629"/><draw:equation draw:name="f24" draw:formula="115*logwidth/154"/><draw:equation draw:name="f25" draw:formula="532*logheight/629"/><draw:equation draw:name="f26" draw:formula="93*logwidth/154"/><draw:equation draw:name="f27" draw:formula="468*logheight/629"/><draw:equation draw:name="f28" draw:formula="67*logwidth/154"/><draw:equation draw:name="f29" draw:formula="383*logheight/629"/><draw:equation draw:name="f30" draw:formula="47*logwidth/154"/><draw:equation draw:name="f31" draw:formula="295*logheight/629"/><draw:equation draw:name="f32" draw:formula="28*logwidth/154"/><draw:equation draw:name="f33" draw:formula="207*logheight/629"/><draw:equation draw:name="f34" draw:formula="12*logwidth/154"/><draw:equation draw:name="f35" draw:formula="104*logheight/629"/><draw:equation draw:name="f36" draw:formula="0*logwidth/154"/><draw:equation draw:name="f37" draw:formula="0*logheight/629"/><draw:equation draw:name="f38" draw:formula="logwidth"/><draw:equation draw:name="f39" draw:formula="logheight"/></draw:enhanced-geometry></draw:custom-shape><draw:custom-shape draw:name="Freeform 32" draw:style-name="gr10" draw:text-style-name="P5" svg:width="0.228cm" svg:height="0.477cm" svg:x="3.437cm" svg:y="26.152cm"><text:p/><draw:enhanced-geometry draw:mirror-horizontal="false" draw:mirror-vertical="false" draw:glue-points="?f0 ?f1 ?f2 ?f3 ?f4 ?f5 ?f6 ?f7 ?f8 ?f9" drawooo:sub-view-size="33 69" draw:text-areas="0 0 ?f10 ?f11" svg:viewBox="0 0 0 0" draw:type="ooxml-non-primitive" draw:enhanced-path="M 0 0 L 33 69 24 69 12 35 0 0 Z N"><draw:equation draw:name="f0" draw:formula="0*logwidth/33"/><draw:equation draw:name="f1" draw:formula="0*logheight/69"/><draw:equation draw:name="f2" draw:formula="33*logwidth/33"/><draw:equation draw:name="f3" draw:formula="69*logheight/69"/><draw:equation draw:name="f4" draw:formula="24*logwidth/33"/><draw:equation draw:name="f5" draw:formula="69*logheight/69"/><draw:equation draw:name="f6" draw:formula="12*logwidth/33"/><draw:equation draw:name="f7" draw:formula="35*logheight/69"/><draw:equation draw:name="f8" draw:formula="0*logwidth/33"/><draw:equation draw:name="f9" draw:formula="0*logheight/69"/><draw:equation draw:name="f10" draw:formula="logwidth"/><draw:equation draw:name="f11" draw:formula="logheight"/></draw:enhanced-geometry></draw:custom-shape><draw:custom-shape draw:name="Freeform 33" draw:style-name="gr11" draw:text-style-name="P5" svg:width="0.103cm" svg:height="0.645cm" svg:x="2.278cm" svg:y="21.476cm"><text:p/><draw:enhanced-geometry draw:mirror-horizontal="false" draw:mirror-vertical="false" draw:glue-points="?f0 ?f1 ?f2 ?f3 ?f4 ?f5 ?f6 ?f7 ?f8 ?f9 ?f10 ?f11" drawooo:sub-view-size="15 93" draw:text-areas="0 0 ?f12 ?f13" svg:viewBox="0 0 0 0" draw:type="ooxml-non-primitive" draw:enhanced-path="M 0 0 L 9 37 9 40 15 93 5 49 0 0 Z N"><draw:equation draw:name="f0" draw:formula="0*logwidth/15"/><draw:equation draw:name="f1" draw:formula="0*logheight/93"/><draw:equation draw:name="f2" draw:formula="9*logwidth/15"/><draw:equation draw:name="f3" draw:formula="37*logheight/93"/><draw:equation draw:name="f4" draw:formula="9*logwidth/15"/><draw:equation draw:name="f5" draw:formula="40*logheight/93"/><draw:equation draw:name="f6" draw:formula="15*logwidth/15"/><draw:equation draw:name="f7" draw:formula="93*logheight/93"/><draw:equation draw:name="f8" draw:formula="5*logwidth/15"/><draw:equation draw:name="f9" draw:formula="49*logheight/93"/><draw:equation draw:name="f10" draw:formula="0*logwidth/15"/><draw:equation draw:name="f11" draw:formula="0*logheight/93"/><draw:equation draw:name="f12" draw:formula="logwidth"/><draw:equation draw:name="f13" draw:formula="logheight"/></draw:enhanced-geometry></draw:custom-shape><draw:custom-shape draw:name="Freeform 34" draw:style-name="gr12" draw:text-style-name="P5" svg:width="2.737cm" svg:height="5.314cm" svg:x="3.186cm" svg:y="19.451cm"><text:p/><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drawooo:sub-view-size="394 766" draw:text-areas="0 0 ?f62 ?f63"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394*logwidth/394"/><draw:equation draw:name="f1" draw:formula="0*logheight/766"/><draw:equation draw:name="f2" draw:formula="394*logwidth/394"/><draw:equation draw:name="f3" draw:formula="0*logheight/766"/><draw:equation draw:name="f4" draw:formula="356*logwidth/394"/><draw:equation draw:name="f5" draw:formula="38*logheight/766"/><draw:equation draw:name="f6" draw:formula="319*logwidth/394"/><draw:equation draw:name="f7" draw:formula="77*logheight/766"/><draw:equation draw:name="f8" draw:formula="284*logwidth/394"/><draw:equation draw:name="f9" draw:formula="117*logheight/766"/><draw:equation draw:name="f10" draw:formula="249*logwidth/394"/><draw:equation draw:name="f11" draw:formula="160*logheight/766"/><draw:equation draw:name="f12" draw:formula="207*logwidth/394"/><draw:equation draw:name="f13" draw:formula="218*logheight/766"/><draw:equation draw:name="f14" draw:formula="168*logwidth/394"/><draw:equation draw:name="f15" draw:formula="276*logheight/766"/><draw:equation draw:name="f16" draw:formula="131*logwidth/394"/><draw:equation draw:name="f17" draw:formula="339*logheight/766"/><draw:equation draw:name="f18" draw:formula="98*logwidth/394"/><draw:equation draw:name="f19" draw:formula="402*logheight/766"/><draw:equation draw:name="f20" draw:formula="69*logwidth/394"/><draw:equation draw:name="f21" draw:formula="467*logheight/766"/><draw:equation draw:name="f22" draw:formula="45*logwidth/394"/><draw:equation draw:name="f23" draw:formula="535*logheight/766"/><draw:equation draw:name="f24" draw:formula="26*logwidth/394"/><draw:equation draw:name="f25" draw:formula="604*logheight/766"/><draw:equation draw:name="f26" draw:formula="14*logwidth/394"/><draw:equation draw:name="f27" draw:formula="673*logheight/766"/><draw:equation draw:name="f28" draw:formula="7*logwidth/394"/><draw:equation draw:name="f29" draw:formula="746*logheight/766"/><draw:equation draw:name="f30" draw:formula="6*logwidth/394"/><draw:equation draw:name="f31" draw:formula="766*logheight/766"/><draw:equation draw:name="f32" draw:formula="0*logwidth/394"/><draw:equation draw:name="f33" draw:formula="749*logheight/766"/><draw:equation draw:name="f34" draw:formula="1*logwidth/394"/><draw:equation draw:name="f35" draw:formula="744*logheight/766"/><draw:equation draw:name="f36" draw:formula="7*logwidth/394"/><draw:equation draw:name="f37" draw:formula="673*logheight/766"/><draw:equation draw:name="f38" draw:formula="21*logwidth/394"/><draw:equation draw:name="f39" draw:formula="603*logheight/766"/><draw:equation draw:name="f40" draw:formula="40*logwidth/394"/><draw:equation draw:name="f41" draw:formula="533*logheight/766"/><draw:equation draw:name="f42" draw:formula="65*logwidth/394"/><draw:equation draw:name="f43" draw:formula="466*logheight/766"/><draw:equation draw:name="f44" draw:formula="94*logwidth/394"/><draw:equation draw:name="f45" draw:formula="400*logheight/766"/><draw:equation draw:name="f46" draw:formula="127*logwidth/394"/><draw:equation draw:name="f47" draw:formula="336*logheight/766"/><draw:equation draw:name="f48" draw:formula="164*logwidth/394"/><draw:equation draw:name="f49" draw:formula="275*logheight/766"/><draw:equation draw:name="f50" draw:formula="204*logwidth/394"/><draw:equation draw:name="f51" draw:formula="215*logheight/766"/><draw:equation draw:name="f52" draw:formula="248*logwidth/394"/><draw:equation draw:name="f53" draw:formula="158*logheight/766"/><draw:equation draw:name="f54" draw:formula="282*logwidth/394"/><draw:equation draw:name="f55" draw:formula="116*logheight/766"/><draw:equation draw:name="f56" draw:formula="318*logwidth/394"/><draw:equation draw:name="f57" draw:formula="76*logheight/766"/><draw:equation draw:name="f58" draw:formula="354*logwidth/394"/><draw:equation draw:name="f59" draw:formula="37*logheight/766"/><draw:equation draw:name="f60" draw:formula="394*logwidth/394"/><draw:equation draw:name="f61" draw:formula="0*logheight/766"/><draw:equation draw:name="f62" draw:formula="logwidth"/><draw:equation draw:name="f63" draw:formula="logheight"/></draw:enhanced-geometry></draw:custom-shape><draw:custom-shape draw:name="Freeform 35" draw:style-name="gr13" draw:text-style-name="P5" svg:width="0.249cm" svg:height="1.345cm" svg:x="3.186cm" svg:y="24.806cm"><text:p/><draw:enhanced-geometry draw:mirror-horizontal="false" draw:mirror-vertical="false" draw:glue-points="?f0 ?f1 ?f2 ?f3 ?f4 ?f5 ?f6 ?f7 ?f8 ?f9 ?f10 ?f11 ?f12 ?f13 ?f14 ?f15 ?f16 ?f17 ?f18 ?f19 ?f20 ?f21 ?f22 ?f23" drawooo:sub-view-size="36 194" draw:text-areas="0 0 ?f24 ?f25" svg:viewBox="0 0 0 0" draw:type="ooxml-non-primitive" draw:enhanced-path="M 0 0 L 6 16 7 19 11 80 20 132 33 185 36 194 21 161 15 145 5 81 1 41 0 0 Z N"><draw:equation draw:name="f0" draw:formula="0*logwidth/36"/><draw:equation draw:name="f1" draw:formula="0*logheight/194"/><draw:equation draw:name="f2" draw:formula="6*logwidth/36"/><draw:equation draw:name="f3" draw:formula="16*logheight/194"/><draw:equation draw:name="f4" draw:formula="7*logwidth/36"/><draw:equation draw:name="f5" draw:formula="19*logheight/194"/><draw:equation draw:name="f6" draw:formula="11*logwidth/36"/><draw:equation draw:name="f7" draw:formula="80*logheight/194"/><draw:equation draw:name="f8" draw:formula="20*logwidth/36"/><draw:equation draw:name="f9" draw:formula="132*logheight/194"/><draw:equation draw:name="f10" draw:formula="33*logwidth/36"/><draw:equation draw:name="f11" draw:formula="185*logheight/194"/><draw:equation draw:name="f12" draw:formula="36*logwidth/36"/><draw:equation draw:name="f13" draw:formula="194*logheight/194"/><draw:equation draw:name="f14" draw:formula="21*logwidth/36"/><draw:equation draw:name="f15" draw:formula="161*logheight/194"/><draw:equation draw:name="f16" draw:formula="15*logwidth/36"/><draw:equation draw:name="f17" draw:formula="145*logheight/194"/><draw:equation draw:name="f18" draw:formula="5*logwidth/36"/><draw:equation draw:name="f19" draw:formula="81*logheight/194"/><draw:equation draw:name="f20" draw:formula="1*logwidth/36"/><draw:equation draw:name="f21" draw:formula="41*logheight/194"/><draw:equation draw:name="f22" draw:formula="0*logwidth/36"/><draw:equation draw:name="f23" draw:formula="0*logheight/194"/><draw:equation draw:name="f24" draw:formula="logwidth"/><draw:equation draw:name="f25" draw:formula="logheight"/></draw:enhanced-geometry></draw:custom-shape><draw:custom-shape draw:name="Freeform 36" draw:style-name="gr14" draw:text-style-name="P5" svg:width="0.214cm" svg:height="0.451cm" svg:x="3.382cm" svg:y="26.18cm"><text:p/><draw:enhanced-geometry draw:mirror-horizontal="false" draw:mirror-vertical="false" draw:glue-points="?f0 ?f1 ?f2 ?f3 ?f4 ?f5 ?f6 ?f7" drawooo:sub-view-size="31 65" draw:text-areas="0 0 ?f8 ?f9" svg:viewBox="0 0 0 0" draw:type="ooxml-non-primitive" draw:enhanced-path="M 0 0 L 31 65 23 65 0 0 Z N"><draw:equation draw:name="f0" draw:formula="0*logwidth/31"/><draw:equation draw:name="f1" draw:formula="0*logheight/65"/><draw:equation draw:name="f2" draw:formula="31*logwidth/31"/><draw:equation draw:name="f3" draw:formula="65*logheight/65"/><draw:equation draw:name="f4" draw:formula="23*logwidth/31"/><draw:equation draw:name="f5" draw:formula="65*logheight/65"/><draw:equation draw:name="f6" draw:formula="0*logwidth/31"/><draw:equation draw:name="f7" draw:formula="0*logheight/65"/><draw:equation draw:name="f8" draw:formula="logwidth"/><draw:equation draw:name="f9" draw:formula="logheight"/></draw:enhanced-geometry></draw:custom-shape><draw:custom-shape draw:name="Freeform 37" draw:style-name="gr15" draw:text-style-name="P5" svg:width="0.048cm" svg:height="0.29cm" svg:x="3.186cm" svg:y="24.647cm"><text:p/><draw:enhanced-geometry draw:mirror-horizontal="false" draw:mirror-vertical="false" draw:glue-points="?f0 ?f1 ?f2 ?f3 ?f4 ?f5 ?f6 ?f7 ?f8 ?f9 ?f10 ?f11" drawooo:sub-view-size="7 42" draw:text-areas="0 0 ?f12 ?f13" svg:viewBox="0 0 0 0" draw:type="ooxml-non-primitive" draw:enhanced-path="M 0 0 L 6 17 7 42 6 39 0 23 0 0 Z N"><draw:equation draw:name="f0" draw:formula="0*logwidth/7"/><draw:equation draw:name="f1" draw:formula="0*logheight/42"/><draw:equation draw:name="f2" draw:formula="6*logwidth/7"/><draw:equation draw:name="f3" draw:formula="17*logheight/42"/><draw:equation draw:name="f4" draw:formula="7*logwidth/7"/><draw:equation draw:name="f5" draw:formula="42*logheight/42"/><draw:equation draw:name="f6" draw:formula="6*logwidth/7"/><draw:equation draw:name="f7" draw:formula="39*logheight/42"/><draw:equation draw:name="f8" draw:formula="0*logwidth/7"/><draw:equation draw:name="f9" draw:formula="23*logheight/42"/><draw:equation draw:name="f10" draw:formula="0*logwidth/7"/><draw:equation draw:name="f11" draw:formula="0*logheight/42"/><draw:equation draw:name="f12" draw:formula="logwidth"/><draw:equation draw:name="f13" draw:formula="logheight"/></draw:enhanced-geometry></draw:custom-shape><draw:custom-shape draw:name="Freeform 38" draw:style-name="gr16" draw:text-style-name="P5" svg:width="0.311cm" svg:height="0.817cm" svg:x="3.292cm" svg:y="25.813cm"><text:p/><draw:enhanced-geometry draw:mirror-horizontal="false" draw:mirror-vertical="false" draw:glue-points="?f0 ?f1 ?f2 ?f3 ?f4 ?f5 ?f6 ?f7 ?f8 ?f9 ?f10 ?f11 ?f12 ?f13 ?f14 ?f15 ?f16 ?f17" drawooo:sub-view-size="45 118" draw:text-areas="0 0 ?f18 ?f19" svg:viewBox="0 0 0 0" draw:type="ooxml-non-primitive" draw:enhanced-path="M 0 0 L 6 16 21 49 33 84 45 118 44 118 13 53 11 42 0 0 Z N"><draw:equation draw:name="f0" draw:formula="0*logwidth/45"/><draw:equation draw:name="f1" draw:formula="0*logheight/118"/><draw:equation draw:name="f2" draw:formula="6*logwidth/45"/><draw:equation draw:name="f3" draw:formula="16*logheight/118"/><draw:equation draw:name="f4" draw:formula="21*logwidth/45"/><draw:equation draw:name="f5" draw:formula="49*logheight/118"/><draw:equation draw:name="f6" draw:formula="33*logwidth/45"/><draw:equation draw:name="f7" draw:formula="84*logheight/118"/><draw:equation draw:name="f8" draw:formula="45*logwidth/45"/><draw:equation draw:name="f9" draw:formula="118*logheight/118"/><draw:equation draw:name="f10" draw:formula="44*logwidth/45"/><draw:equation draw:name="f11" draw:formula="118*logheight/118"/><draw:equation draw:name="f12" draw:formula="13*logwidth/45"/><draw:equation draw:name="f13" draw:formula="53*logheight/118"/><draw:equation draw:name="f14" draw:formula="11*logwidth/45"/><draw:equation draw:name="f15" draw:formula="42*logheight/118"/><draw:equation draw:name="f16" draw:formula="0*logwidth/45"/><draw:equation draw:name="f17" draw:formula="0*logheight/118"/><draw:equation draw:name="f18" draw:formula="logwidth"/><draw:equation draw:name="f19" draw:formula="logheight"/></draw:enhanced-geometry></draw:custom-shape></draw:g><draw:g draw:style-name="gr4"><draw:custom-shape draw:name="Freeform 40" draw:style-name="gr17" draw:text-style-name="P6" svg:width="1.295cm" svg:height="4.661cm" svg:x="1.323cm" svg:y="19.202cm"><text:p/><draw:enhanced-geometry draw:mirror-horizontal="false" draw:mirror-vertical="false" draw:glue-points="?f0 ?f1 ?f2 ?f3 ?f4 ?f5 ?f6 ?f7 ?f8 ?f9 ?f10 ?f11 ?f12 ?f13 ?f14 ?f15 ?f16 ?f17" drawooo:sub-view-size="125 450" draw:text-areas="0 0 ?f18 ?f19" svg:viewBox="0 0 0 0" draw:type="ooxml-non-primitive" draw:enhanced-path="M 0 0 L 41 155 86 309 125 425 125 450 79 311 41 183 7 54 0 0 Z N"><draw:equation draw:name="f0" draw:formula="0*logwidth/125"/><draw:equation draw:name="f1" draw:formula="0*logheight/450"/><draw:equation draw:name="f2" draw:formula="41*logwidth/125"/><draw:equation draw:name="f3" draw:formula="155*logheight/450"/><draw:equation draw:name="f4" draw:formula="86*logwidth/125"/><draw:equation draw:name="f5" draw:formula="309*logheight/450"/><draw:equation draw:name="f6" draw:formula="125*logwidth/125"/><draw:equation draw:name="f7" draw:formula="425*logheight/450"/><draw:equation draw:name="f8" draw:formula="125*logwidth/125"/><draw:equation draw:name="f9" draw:formula="450*logheight/450"/><draw:equation draw:name="f10" draw:formula="79*logwidth/125"/><draw:equation draw:name="f11" draw:formula="311*logheight/450"/><draw:equation draw:name="f12" draw:formula="41*logwidth/125"/><draw:equation draw:name="f13" draw:formula="183*logheight/450"/><draw:equation draw:name="f14" draw:formula="7*logwidth/125"/><draw:equation draw:name="f15" draw:formula="54*logheight/450"/><draw:equation draw:name="f16" draw:formula="0*logwidth/125"/><draw:equation draw:name="f17" draw:formula="0*logheight/450"/><draw:equation draw:name="f18" draw:formula="logwidth"/><draw:equation draw:name="f19" draw:formula="logheight"/></draw:enhanced-geometry></draw:custom-shape><draw:custom-shape draw:name="Freeform 41" draw:style-name="gr18" draw:text-style-name="P6" svg:width="1.225cm" svg:height="2.848cm" svg:x="2.694cm" svg:y="23.781cm"><text:p/><draw:enhanced-geometry draw:mirror-horizontal="false" draw:mirror-vertical="false" draw:glue-points="?f0 ?f1 ?f2 ?f3 ?f4 ?f5 ?f6 ?f7 ?f8 ?f9 ?f10 ?f11 ?f12 ?f13 ?f14 ?f15 ?f16 ?f17 ?f18 ?f19" drawooo:sub-view-size="118 275" draw:text-areas="0 0 ?f20 ?f21" svg:viewBox="0 0 0 0" draw:type="ooxml-non-primitive" draw:enhanced-path="M 0 0 L 8 20 37 96 69 170 118 275 109 275 61 174 30 100 0 26 0 0 Z N"><draw:equation draw:name="f0" draw:formula="0*logwidth/118"/><draw:equation draw:name="f1" draw:formula="0*logheight/275"/><draw:equation draw:name="f2" draw:formula="8*logwidth/118"/><draw:equation draw:name="f3" draw:formula="20*logheight/275"/><draw:equation draw:name="f4" draw:formula="37*logwidth/118"/><draw:equation draw:name="f5" draw:formula="96*logheight/275"/><draw:equation draw:name="f6" draw:formula="69*logwidth/118"/><draw:equation draw:name="f7" draw:formula="170*logheight/275"/><draw:equation draw:name="f8" draw:formula="118*logwidth/118"/><draw:equation draw:name="f9" draw:formula="275*logheight/275"/><draw:equation draw:name="f10" draw:formula="109*logwidth/118"/><draw:equation draw:name="f11" draw:formula="275*logheight/275"/><draw:equation draw:name="f12" draw:formula="61*logwidth/118"/><draw:equation draw:name="f13" draw:formula="174*logheight/275"/><draw:equation draw:name="f14" draw:formula="30*logwidth/118"/><draw:equation draw:name="f15" draw:formula="100*logheight/275"/><draw:equation draw:name="f16" draw:formula="0*logwidth/118"/><draw:equation draw:name="f17" draw:formula="26*logheight/275"/><draw:equation draw:name="f18" draw:formula="0*logwidth/118"/><draw:equation draw:name="f19" draw:formula="0*logheight/275"/><draw:equation draw:name="f20" draw:formula="logwidth"/><draw:equation draw:name="f21" draw:formula="logheight"/></draw:enhanced-geometry></draw:custom-shape><draw:custom-shape draw:name="Freeform 42" draw:style-name="gr19" draw:text-style-name="P6" svg:width="0.207cm" svg:height="1.253cm" svg:x="1.075cm" svg:y="18.033cm"><text:p/><draw:enhanced-geometry draw:mirror-horizontal="false" draw:mirror-vertical="false" draw:glue-points="?f0 ?f1 ?f2 ?f3 ?f4 ?f5 ?f6 ?f7 ?f8 ?f9 ?f10 ?f11" drawooo:sub-view-size="20 121" draw:text-areas="0 0 ?f12 ?f13" svg:viewBox="0 0 0 0" draw:type="ooxml-non-primitive" draw:enhanced-path="M 0 0 L 16 72 20 121 18 112 0 31 0 0 Z N"><draw:equation draw:name="f0" draw:formula="0*logwidth/20"/><draw:equation draw:name="f1" draw:formula="0*logheight/121"/><draw:equation draw:name="f2" draw:formula="16*logwidth/20"/><draw:equation draw:name="f3" draw:formula="72*logheight/121"/><draw:equation draw:name="f4" draw:formula="20*logwidth/20"/><draw:equation draw:name="f5" draw:formula="121*logheight/121"/><draw:equation draw:name="f6" draw:formula="18*logwidth/20"/><draw:equation draw:name="f7" draw:formula="112*logheight/121"/><draw:equation draw:name="f8" draw:formula="0*logwidth/20"/><draw:equation draw:name="f9" draw:formula="31*logheight/121"/><draw:equation draw:name="f10" draw:formula="0*logwidth/20"/><draw:equation draw:name="f11" draw:formula="0*logheight/121"/><draw:equation draw:name="f12" draw:formula="logwidth"/><draw:equation draw:name="f13" draw:formula="logheight"/></draw:enhanced-geometry></draw:custom-shape><draw:custom-shape draw:name="Freeform 43" draw:style-name="gr20" draw:text-style-name="P6" svg:width="1.638cm" svg:height="6.661cm" svg:x="1.283cm" svg:y="19.285cm"><text:p/><draw:enhanced-geometry draw:mirror-horizontal="false" draw:mirror-vertical="false" draw:glue-points="?f0 ?f1 ?f2 ?f3 ?f4 ?f5 ?f6 ?f7 ?f8 ?f9 ?f10 ?f11 ?f12 ?f13 ?f14 ?f15 ?f16 ?f17 ?f18 ?f19 ?f20 ?f21 ?f22 ?f23 ?f24 ?f25 ?f26 ?f27 ?f28 ?f29 ?f30 ?f31 ?f32 ?f33 ?f34 ?f35 ?f36 ?f37" drawooo:sub-view-size="158 643" draw:text-areas="0 0 ?f38 ?f39" svg:viewBox="0 0 0 0" draw:type="ooxml-non-primitive" draw:enhanced-path="M 0 0 L 11 46 22 129 36 211 55 301 76 389 103 476 123 533 144 588 155 632 158 643 142 608 118 544 95 478 69 391 47 302 29 212 13 107 0 0 Z N"><draw:equation draw:name="f0" draw:formula="0*logwidth/158"/><draw:equation draw:name="f1" draw:formula="0*logheight/643"/><draw:equation draw:name="f2" draw:formula="11*logwidth/158"/><draw:equation draw:name="f3" draw:formula="46*logheight/643"/><draw:equation draw:name="f4" draw:formula="22*logwidth/158"/><draw:equation draw:name="f5" draw:formula="129*logheight/643"/><draw:equation draw:name="f6" draw:formula="36*logwidth/158"/><draw:equation draw:name="f7" draw:formula="211*logheight/643"/><draw:equation draw:name="f8" draw:formula="55*logwidth/158"/><draw:equation draw:name="f9" draw:formula="301*logheight/643"/><draw:equation draw:name="f10" draw:formula="76*logwidth/158"/><draw:equation draw:name="f11" draw:formula="389*logheight/643"/><draw:equation draw:name="f12" draw:formula="103*logwidth/158"/><draw:equation draw:name="f13" draw:formula="476*logheight/643"/><draw:equation draw:name="f14" draw:formula="123*logwidth/158"/><draw:equation draw:name="f15" draw:formula="533*logheight/643"/><draw:equation draw:name="f16" draw:formula="144*logwidth/158"/><draw:equation draw:name="f17" draw:formula="588*logheight/643"/><draw:equation draw:name="f18" draw:formula="155*logwidth/158"/><draw:equation draw:name="f19" draw:formula="632*logheight/643"/><draw:equation draw:name="f20" draw:formula="158*logwidth/158"/><draw:equation draw:name="f21" draw:formula="643*logheight/643"/><draw:equation draw:name="f22" draw:formula="142*logwidth/158"/><draw:equation draw:name="f23" draw:formula="608*logheight/643"/><draw:equation draw:name="f24" draw:formula="118*logwidth/158"/><draw:equation draw:name="f25" draw:formula="544*logheight/643"/><draw:equation draw:name="f26" draw:formula="95*logwidth/158"/><draw:equation draw:name="f27" draw:formula="478*logheight/643"/><draw:equation draw:name="f28" draw:formula="69*logwidth/158"/><draw:equation draw:name="f29" draw:formula="391*logheight/643"/><draw:equation draw:name="f30" draw:formula="47*logwidth/158"/><draw:equation draw:name="f31" draw:formula="302*logheight/643"/><draw:equation draw:name="f32" draw:formula="29*logwidth/158"/><draw:equation draw:name="f33" draw:formula="212*logheight/643"/><draw:equation draw:name="f34" draw:formula="13*logwidth/158"/><draw:equation draw:name="f35" draw:formula="107*logheight/643"/><draw:equation draw:name="f36" draw:formula="0*logwidth/158"/><draw:equation draw:name="f37" draw:formula="0*logheight/643"/><draw:equation draw:name="f38" draw:formula="logwidth"/><draw:equation draw:name="f39" draw:formula="logheight"/></draw:enhanced-geometry></draw:custom-shape><draw:custom-shape draw:name="Freeform 44" draw:style-name="gr21" draw:text-style-name="P6" svg:width="0.341cm" svg:height="0.735cm" svg:x="3.004cm" svg:y="25.896cm"><text:p/><draw:enhanced-geometry draw:mirror-horizontal="false" draw:mirror-vertical="false" draw:glue-points="?f0 ?f1 ?f2 ?f3 ?f4 ?f5 ?f6 ?f7 ?f8 ?f9" drawooo:sub-view-size="33 71" draw:text-areas="0 0 ?f10 ?f11" svg:viewBox="0 0 0 0" draw:type="ooxml-non-primitive" draw:enhanced-path="M 0 0 L 33 71 24 71 11 36 0 0 Z N"><draw:equation draw:name="f0" draw:formula="0*logwidth/33"/><draw:equation draw:name="f1" draw:formula="0*logheight/71"/><draw:equation draw:name="f2" draw:formula="33*logwidth/33"/><draw:equation draw:name="f3" draw:formula="71*logheight/71"/><draw:equation draw:name="f4" draw:formula="24*logwidth/33"/><draw:equation draw:name="f5" draw:formula="71*logheight/71"/><draw:equation draw:name="f6" draw:formula="11*logwidth/33"/><draw:equation draw:name="f7" draw:formula="36*logheight/71"/><draw:equation draw:name="f8" draw:formula="0*logwidth/33"/><draw:equation draw:name="f9" draw:formula="0*logheight/71"/><draw:equation draw:name="f10" draw:formula="logwidth"/><draw:equation draw:name="f11" draw:formula="logheight"/></draw:enhanced-geometry></draw:custom-shape><draw:custom-shape draw:name="Freeform 45" draw:style-name="gr22" draw:text-style-name="P6" svg:width="0.154cm" svg:height="0.983cm" svg:x="1.24cm" svg:y="18.777cm"><text:p/><draw:enhanced-geometry draw:mirror-horizontal="false" draw:mirror-vertical="false" draw:glue-points="?f0 ?f1 ?f2 ?f3 ?f4 ?f5 ?f6 ?f7 ?f8 ?f9 ?f10 ?f11" drawooo:sub-view-size="15 95" draw:text-areas="0 0 ?f12 ?f13" svg:viewBox="0 0 0 0" draw:type="ooxml-non-primitive" draw:enhanced-path="M 0 0 L 8 37 8 41 15 95 4 49 0 0 Z N"><draw:equation draw:name="f0" draw:formula="0*logwidth/15"/><draw:equation draw:name="f1" draw:formula="0*logheight/95"/><draw:equation draw:name="f2" draw:formula="8*logwidth/15"/><draw:equation draw:name="f3" draw:formula="37*logheight/95"/><draw:equation draw:name="f4" draw:formula="8*logwidth/15"/><draw:equation draw:name="f5" draw:formula="41*logheight/95"/><draw:equation draw:name="f6" draw:formula="15*logwidth/15"/><draw:equation draw:name="f7" draw:formula="95*logheight/95"/><draw:equation draw:name="f8" draw:formula="4*logwidth/15"/><draw:equation draw:name="f9" draw:formula="49*logheight/95"/><draw:equation draw:name="f10" draw:formula="0*logwidth/15"/><draw:equation draw:name="f11" draw:formula="0*logheight/95"/><draw:equation draw:name="f12" draw:formula="logwidth"/><draw:equation draw:name="f13" draw:formula="logheight"/></draw:enhanced-geometry></draw:custom-shape><draw:custom-shape draw:name="Freeform 46" draw:style-name="gr23" draw:text-style-name="P6" svg:width="4.171cm" svg:height="8.101cm" svg:x="2.62cm" svg:y="15.68cm"><text:p/><draw:enhanced-geometry draw:mirror-horizontal="false" draw:mirror-vertical="false" draw:glue-points="?f0 ?f1 ?f2 ?f3 ?f4 ?f5 ?f6 ?f7 ?f8 ?f9 ?f10 ?f11 ?f12 ?f13 ?f14 ?f15 ?f16 ?f17 ?f18 ?f19 ?f20 ?f21 ?f22 ?f23 ?f24 ?f25 ?f26 ?f27 ?f28 ?f29 ?f30 ?f31 ?f32 ?f33 ?f34 ?f35 ?f36 ?f37 ?f38 ?f39 ?f40 ?f41 ?f42 ?f43 ?f44 ?f45 ?f46 ?f47 ?f48 ?f49 ?f50 ?f51 ?f52 ?f53 ?f54 ?f55 ?f56 ?f57 ?f58 ?f59 ?f60 ?f61" drawooo:sub-view-size="402 782" draw:text-areas="0 0 ?f62 ?f63"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402*logwidth/402"/><draw:equation draw:name="f1" draw:formula="0*logheight/782"/><draw:equation draw:name="f2" draw:formula="402*logwidth/402"/><draw:equation draw:name="f3" draw:formula="1*logheight/782"/><draw:equation draw:name="f4" draw:formula="363*logwidth/402"/><draw:equation draw:name="f5" draw:formula="39*logheight/782"/><draw:equation draw:name="f6" draw:formula="325*logwidth/402"/><draw:equation draw:name="f7" draw:formula="79*logheight/782"/><draw:equation draw:name="f8" draw:formula="290*logwidth/402"/><draw:equation draw:name="f9" draw:formula="121*logheight/782"/><draw:equation draw:name="f10" draw:formula="255*logwidth/402"/><draw:equation draw:name="f11" draw:formula="164*logheight/782"/><draw:equation draw:name="f12" draw:formula="211*logwidth/402"/><draw:equation draw:name="f13" draw:formula="222*logheight/782"/><draw:equation draw:name="f14" draw:formula="171*logwidth/402"/><draw:equation draw:name="f15" draw:formula="284*logheight/782"/><draw:equation draw:name="f16" draw:formula="133*logwidth/402"/><draw:equation draw:name="f17" draw:formula="346*logheight/782"/><draw:equation draw:name="f18" draw:formula="100*logwidth/402"/><draw:equation draw:name="f19" draw:formula="411*logheight/782"/><draw:equation draw:name="f20" draw:formula="71*logwidth/402"/><draw:equation draw:name="f21" draw:formula="478*logheight/782"/><draw:equation draw:name="f22" draw:formula="45*logwidth/402"/><draw:equation draw:name="f23" draw:formula="546*logheight/782"/><draw:equation draw:name="f24" draw:formula="27*logwidth/402"/><draw:equation draw:name="f25" draw:formula="617*logheight/782"/><draw:equation draw:name="f26" draw:formula="13*logwidth/402"/><draw:equation draw:name="f27" draw:formula="689*logheight/782"/><draw:equation draw:name="f28" draw:formula="7*logwidth/402"/><draw:equation draw:name="f29" draw:formula="761*logheight/782"/><draw:equation draw:name="f30" draw:formula="7*logwidth/402"/><draw:equation draw:name="f31" draw:formula="782*logheight/782"/><draw:equation draw:name="f32" draw:formula="0*logwidth/402"/><draw:equation draw:name="f33" draw:formula="765*logheight/782"/><draw:equation draw:name="f34" draw:formula="1*logwidth/402"/><draw:equation draw:name="f35" draw:formula="761*logheight/782"/><draw:equation draw:name="f36" draw:formula="7*logwidth/402"/><draw:equation draw:name="f37" draw:formula="688*logheight/782"/><draw:equation draw:name="f38" draw:formula="21*logwidth/402"/><draw:equation draw:name="f39" draw:formula="616*logheight/782"/><draw:equation draw:name="f40" draw:formula="40*logwidth/402"/><draw:equation draw:name="f41" draw:formula="545*logheight/782"/><draw:equation draw:name="f42" draw:formula="66*logwidth/402"/><draw:equation draw:name="f43" draw:formula="475*logheight/782"/><draw:equation draw:name="f44" draw:formula="95*logwidth/402"/><draw:equation draw:name="f45" draw:formula="409*logheight/782"/><draw:equation draw:name="f46" draw:formula="130*logwidth/402"/><draw:equation draw:name="f47" draw:formula="343*logheight/782"/><draw:equation draw:name="f48" draw:formula="167*logwidth/402"/><draw:equation draw:name="f49" draw:formula="281*logheight/782"/><draw:equation draw:name="f50" draw:formula="209*logwidth/402"/><draw:equation draw:name="f51" draw:formula="220*logheight/782"/><draw:equation draw:name="f52" draw:formula="253*logwidth/402"/><draw:equation draw:name="f53" draw:formula="163*logheight/782"/><draw:equation draw:name="f54" draw:formula="287*logwidth/402"/><draw:equation draw:name="f55" draw:formula="120*logheight/782"/><draw:equation draw:name="f56" draw:formula="324*logwidth/402"/><draw:equation draw:name="f57" draw:formula="78*logheight/782"/><draw:equation draw:name="f58" draw:formula="362*logwidth/402"/><draw:equation draw:name="f59" draw:formula="38*logheight/782"/><draw:equation draw:name="f60" draw:formula="402*logwidth/402"/><draw:equation draw:name="f61" draw:formula="0*logheight/782"/><draw:equation draw:name="f62" draw:formula="logwidth"/><draw:equation draw:name="f63" draw:formula="logheight"/></draw:enhanced-geometry></draw:custom-shape><draw:custom-shape draw:name="Freeform 47" draw:style-name="gr24" draw:text-style-name="P6" svg:width="0.384cm" svg:height="2.029cm" svg:x="2.62cm" svg:y="23.864cm"><text:p/><draw:enhanced-geometry draw:mirror-horizontal="false" draw:mirror-vertical="false" draw:glue-points="?f0 ?f1 ?f2 ?f3 ?f4 ?f5 ?f6 ?f7 ?f8 ?f9 ?f10 ?f11 ?f12 ?f13 ?f14 ?f15 ?f16 ?f17 ?f18 ?f19 ?f20 ?f21 ?f22 ?f23" drawooo:sub-view-size="37 196" draw:text-areas="0 0 ?f24 ?f25" svg:viewBox="0 0 0 0" draw:type="ooxml-non-primitive" draw:enhanced-path="M 0 0 L 6 15 7 18 12 80 21 134 33 188 37 196 22 162 15 146 5 81 1 40 0 0 Z N"><draw:equation draw:name="f0" draw:formula="0*logwidth/37"/><draw:equation draw:name="f1" draw:formula="0*logheight/196"/><draw:equation draw:name="f2" draw:formula="6*logwidth/37"/><draw:equation draw:name="f3" draw:formula="15*logheight/196"/><draw:equation draw:name="f4" draw:formula="7*logwidth/37"/><draw:equation draw:name="f5" draw:formula="18*logheight/196"/><draw:equation draw:name="f6" draw:formula="12*logwidth/37"/><draw:equation draw:name="f7" draw:formula="80*logheight/196"/><draw:equation draw:name="f8" draw:formula="21*logwidth/37"/><draw:equation draw:name="f9" draw:formula="134*logheight/196"/><draw:equation draw:name="f10" draw:formula="33*logwidth/37"/><draw:equation draw:name="f11" draw:formula="188*logheight/196"/><draw:equation draw:name="f12" draw:formula="37*logwidth/37"/><draw:equation draw:name="f13" draw:formula="196*logheight/196"/><draw:equation draw:name="f14" draw:formula="22*logwidth/37"/><draw:equation draw:name="f15" draw:formula="162*logheight/196"/><draw:equation draw:name="f16" draw:formula="15*logwidth/37"/><draw:equation draw:name="f17" draw:formula="146*logheight/196"/><draw:equation draw:name="f18" draw:formula="5*logwidth/37"/><draw:equation draw:name="f19" draw:formula="81*logheight/196"/><draw:equation draw:name="f20" draw:formula="1*logwidth/37"/><draw:equation draw:name="f21" draw:formula="40*logheight/196"/><draw:equation draw:name="f22" draw:formula="0*logwidth/37"/><draw:equation draw:name="f23" draw:formula="0*logheight/196"/><draw:equation draw:name="f24" draw:formula="logwidth"/><draw:equation draw:name="f25" draw:formula="logheight"/></draw:enhanced-geometry></draw:custom-shape><draw:custom-shape draw:name="Freeform 48" draw:style-name="gr25" draw:text-style-name="P6" svg:width="0.32cm" svg:height="0.683cm" svg:x="2.921cm" svg:y="25.947cm"><text:p/><draw:enhanced-geometry draw:mirror-horizontal="false" draw:mirror-vertical="false" draw:glue-points="?f0 ?f1 ?f2 ?f3 ?f4 ?f5 ?f6 ?f7" drawooo:sub-view-size="31 66" draw:text-areas="0 0 ?f8 ?f9" svg:viewBox="0 0 0 0" draw:type="ooxml-non-primitive" draw:enhanced-path="M 0 0 L 31 66 24 66 0 0 Z N"><draw:equation draw:name="f0" draw:formula="0*logwidth/31"/><draw:equation draw:name="f1" draw:formula="0*logheight/66"/><draw:equation draw:name="f2" draw:formula="31*logwidth/31"/><draw:equation draw:name="f3" draw:formula="66*logheight/66"/><draw:equation draw:name="f4" draw:formula="24*logwidth/31"/><draw:equation draw:name="f5" draw:formula="66*logheight/66"/><draw:equation draw:name="f6" draw:formula="0*logwidth/31"/><draw:equation draw:name="f7" draw:formula="0*logheight/66"/><draw:equation draw:name="f8" draw:formula="logwidth"/><draw:equation draw:name="f9" draw:formula="logheight"/></draw:enhanced-geometry></draw:custom-shape><draw:custom-shape draw:name="Freeform 49" draw:style-name="gr26" draw:text-style-name="P6" svg:width="0.071cm" svg:height="0.445cm" svg:x="2.62cm" svg:y="23.606cm"><text:p/><draw:enhanced-geometry draw:mirror-horizontal="false" draw:mirror-vertical="false" draw:glue-points="?f0 ?f1 ?f2 ?f3 ?f4 ?f5 ?f6 ?f7 ?f8 ?f9 ?f10 ?f11" drawooo:sub-view-size="7 43" draw:text-areas="0 0 ?f12 ?f13" svg:viewBox="0 0 0 0" draw:type="ooxml-non-primitive" draw:enhanced-path="M 0 0 L 7 17 7 43 6 40 0 25 0 0 Z N"><draw:equation draw:name="f0" draw:formula="0*logwidth/7"/><draw:equation draw:name="f1" draw:formula="0*logheight/43"/><draw:equation draw:name="f2" draw:formula="7*logwidth/7"/><draw:equation draw:name="f3" draw:formula="17*logheight/43"/><draw:equation draw:name="f4" draw:formula="7*logwidth/7"/><draw:equation draw:name="f5" draw:formula="43*logheight/43"/><draw:equation draw:name="f6" draw:formula="6*logwidth/7"/><draw:equation draw:name="f7" draw:formula="40*logheight/43"/><draw:equation draw:name="f8" draw:formula="0*logwidth/7"/><draw:equation draw:name="f9" draw:formula="25*logheight/43"/><draw:equation draw:name="f10" draw:formula="0*logwidth/7"/><draw:equation draw:name="f11" draw:formula="0*logheight/43"/><draw:equation draw:name="f12" draw:formula="logwidth"/><draw:equation draw:name="f13" draw:formula="logheight"/></draw:enhanced-geometry></draw:custom-shape><draw:custom-shape draw:name="Freeform 50" draw:style-name="gr19" draw:text-style-name="P6" svg:width="0.475cm" svg:height="1.253cm" svg:x="2.777cm" svg:y="25.377cm"><text:p/><draw:enhanced-geometry draw:mirror-horizontal="false" draw:mirror-vertical="false" draw:glue-points="?f0 ?f1 ?f2 ?f3 ?f4 ?f5 ?f6 ?f7 ?f8 ?f9 ?f10 ?f11 ?f12 ?f13 ?f14 ?f15 ?f16 ?f17" drawooo:sub-view-size="46 121" draw:text-areas="0 0 ?f18 ?f19" svg:viewBox="0 0 0 0" draw:type="ooxml-non-primitive" draw:enhanced-path="M 0 0 L 7 16 22 50 33 86 46 121 45 121 14 55 11 44 0 0 Z N"><draw:equation draw:name="f0" draw:formula="0*logwidth/46"/><draw:equation draw:name="f1" draw:formula="0*logheight/121"/><draw:equation draw:name="f2" draw:formula="7*logwidth/46"/><draw:equation draw:name="f3" draw:formula="16*logheight/121"/><draw:equation draw:name="f4" draw:formula="22*logwidth/46"/><draw:equation draw:name="f5" draw:formula="50*logheight/121"/><draw:equation draw:name="f6" draw:formula="33*logwidth/46"/><draw:equation draw:name="f7" draw:formula="86*logheight/121"/><draw:equation draw:name="f8" draw:formula="46*logwidth/46"/><draw:equation draw:name="f9" draw:formula="121*logheight/121"/><draw:equation draw:name="f10" draw:formula="45*logwidth/46"/><draw:equation draw:name="f11" draw:formula="121*logheight/121"/><draw:equation draw:name="f12" draw:formula="14*logwidth/46"/><draw:equation draw:name="f13" draw:formula="55*logheight/121"/><draw:equation draw:name="f14" draw:formula="11*logwidth/46"/><draw:equation draw:name="f15" draw:formula="44*logheight/121"/><draw:equation draw:name="f16" draw:formula="0*logwidth/46"/><draw:equation draw:name="f17" draw:formula="0*logheight/121"/><draw:equation draw:name="f18" draw:formula="logwidth"/><draw:equation draw:name="f19" draw:formula="logheight"/></draw:enhanced-geometry></draw:custom-shape></draw:g></draw:g></draw:g><draw:custom-shape text:anchor-type="char" draw:z-index="2" draw:name="Text Box 51" draw:style-name="gr27" draw:text-style-name="P8" svg:width="4.853cm" svg:height="1.103cm" svg:x="9.072cm" svg:y="24.583cm"><text:p text:style-name="P7" loext:marker-style-name="T3"><loext:content-control loext:plain-text="true" loext:alias="Author" loext:id="-2041584766"><text:span text:style-name="T4">Arvils Roderts</text:span></loext:content-control></text:p><text:p text:style-name="P7" loext:marker-style-name="T5"><loext:content-control loext:plain-text="true" loext:alias="Company" loext:id="1558814826"><text:span text:style-name="T6">Mārupe 2026</text:span></loext:content-control></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 draw:name="Text Box 52" draw:style-name="gr28" draw:text-style-name="P8" svg:width="11.475cm" svg:height="2.502cm" svg:x="8.407cm" svg:y="4.763cm"><text:p text:style-name="No_20_Spacing" loext:marker-style-name="T7"><loext:content-control loext:plain-text="true" loext:alias="Title" loext:id="-705018352"><text:span text:style-name="T8"/></loext:content-control><text:span text:style-name="T8">Spēlē “Poga”</text:span><loext:content-control loext:plain-text="true" loext:alias="Subtitle" loext:id="-1148361611"><text:span text:style-name="T9"/></loext:content-control></text:p><draw:enhanced-geometry draw:glue-points="?f0 0 0 ?f1 ?f0 ?f2 ?f3 ?f1"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9" loext:marker-style-name="T10"><text:span text:style-name="T10">SATURS</text:span><text:span text:style-name="T10"/></text:p>
      <text:p text:style-name="Contents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 loext:marker-style-name="T11"><text:a xlink:type="simple" xlink:href="#_Toc205337405" text:style-name="Index_20_Link" text:visited-style-name="Index_20_Link"><text:span text:style-name="T12">1. Problēmas izpēte un analīze</text:span><text:span text:style-name="T13"><text:tab/>3</text:span></text:a></text:p>
          <text:p text:style-name="P11" loext:marker-style-name="T11"><text:a xlink:type="simple" xlink:href="#_Toc205337406" text:style-name="Index_20_Link" text:visited-style-name="Index_20_Link"><text:span text:style-name="T12">1.1. </text:span><text:span text:style-name="T14">Problēmas skaidrojums</text:span><text:span text:style-name="T13"><text:tab/>3</text:span></text:a></text:p>
          <text:p text:style-name="P11" loext:marker-style-name="T11"><text:a xlink:type="simple" xlink:href="#_Toc205337407" text:style-name="Index_20_Link" text:visited-style-name="Index_20_Link"><text:span text:style-name="T12">1.2. </text:span><text:span text:style-name="T14">Izpētes metodes</text:span><text:span text:style-name="T13"><text:tab/>3</text:span></text:a></text:p>
          <text:p text:style-name="P11" loext:marker-style-name="T11"><text:a xlink:type="simple" xlink:href="#_Toc205337408" text:style-name="Index_20_Link" text:visited-style-name="Index_20_Link"><text:span text:style-name="T12">1.3. </text:span><text:span text:style-name="T14">Izpētes process</text:span><text:span text:style-name="T13"><text:tab/>3</text:span></text:a></text:p>
          <text:p text:style-name="P11" loext:marker-style-name="T11"><text:a xlink:type="simple" xlink:href="#_Toc205337409" text:style-name="Index_20_Link" text:visited-style-name="Index_20_Link"><text:span text:style-name="T12">1.4. </text:span><text:span text:style-name="T14">Mērķauditorija</text:span><text:span text:style-name="T13"><text:tab/>3</text:span></text:a></text:p>
          <text:p text:style-name="P11" loext:marker-style-name="T11"><text:a xlink:type="simple" xlink:href="#_Toc205337410" text:style-name="Index_20_Link" text:visited-style-name="Index_20_Link"><text:span text:style-name="T12">1.5. </text:span><text:span text:style-name="T14">Proprogrammatūras projekta apraksts</text:span><text:span text:style-name="T13"><text:tab/></text:span></text:a><text:span text:style-name="T15">3</text:span></text:p>
          <text:p text:style-name="P10" loext:marker-style-name="T11"><text:a xlink:type="simple" xlink:href="#_Toc205337411" text:style-name="Index_20_Link" text:visited-style-name="Index_20_Link"><text:span text:style-name="T12">2. Programmatūras prasību specifikācija</text:span><text:span text:style-name="T13"><text:tab/></text:span></text:a><text:span text:style-name="T15">4</text:span></text:p>
          <text:p text:style-name="P11" loext:marker-style-name="T11"><text:a xlink:type="simple" xlink:href="#_Toc205337412" text:style-name="Index_20_Link" text:visited-style-name="Index_20_Link"><text:span text:style-name="T12">2.1. Funkcionālās prasības</text:span><text:span text:style-name="T13"><text:tab/></text:span></text:a><text:span text:style-name="T15">4</text:span></text:p>
          <text:p text:style-name="P11" loext:marker-style-name="T11"><text:a xlink:type="simple" xlink:href="#_Toc205337413" text:style-name="Index_20_Link" text:visited-style-name="Index_20_Link"><text:span text:style-name="T12">2.2. Nefunkcionālās prasības</text:span><text:span text:style-name="T13"><text:tab/></text:span></text:a><text:span text:style-name="T15">4</text:span></text:p>
          <text:p text:style-name="P10" loext:marker-style-name="T11"><text:a xlink:type="simple" xlink:href="#_Toc205337414" text:style-name="Index_20_Link" text:visited-style-name="Index_20_Link"><text:span text:style-name="T12">3. Programmatūras projekta izstrādes plāns</text:span><text:span text:style-name="T13"><text:tab/></text:span></text:a><text:span text:style-name="T15">4</text:span></text:p>
          <text:p text:style-name="P11" loext:marker-style-name="T11"><text:a xlink:type="simple" xlink:href="#_Toc205337415" text:style-name="Index_20_Link" text:visited-style-name="Index_20_Link"><text:span text:style-name="T12">3.1. Izvēlētā izstrādes modeļa pamatojums</text:span><text:span text:style-name="T13"><text:tab/></text:span></text:a><text:span text:style-name="T15">4</text:span></text:p>
          <text:p text:style-name="P11" loext:marker-style-name="T11"><text:a xlink:type="simple" xlink:href="#_Toc205337416" text:style-name="Index_20_Link" text:visited-style-name="Index_20_Link"><text:span text:style-name="T12">3.2. </text:span>Izstrādes<text:span text:style-name="T12"> plāns</text:span><text:span text:style-name="T13"><text:tab/></text:span></text:a><text:span text:style-name="T15">4</text:span></text:p>
          <text:p text:style-name="P10" loext:marker-style-name="T11"><text:a xlink:type="simple" xlink:href="#_Toc205337417" text:style-name="Index_20_Link" text:visited-style-name="Index_20_Link"><text:span text:style-name="T12">4. Programmatūras projektējums</text:span><text:span text:style-name="T13"><text:tab/></text:span></text:a><text:span text:style-name="T15">6</text:span></text:p>
          <text:p text:style-name="P11" loext:marker-style-name="T11"><text:a xlink:type="simple" xlink:href="#_Toc205337418" text:style-name="Index_20_Link" text:visited-style-name="Index_20_Link"><text:span text:style-name="T12">4.1. Tehnoloģiju apraksts</text:span><text:span text:style-name="T13"><text:tab/></text:span></text:a><text:span text:style-name="T15">6</text:span></text:p>
          <text:p text:style-name="P11" loext:marker-style-name="T11"><text:a xlink:type="simple" xlink:href="#_Toc205337419" text:style-name="Index_20_Link" text:visited-style-name="Index_20_Link"><text:span text:style-name="T12">4.2. Struktūrskice</text:span><text:span text:style-name="T13"><text:tab/></text:span></text:a><text:span text:style-name="T15">6</text:span></text:p>
          <text:p text:style-name="P11" loext:marker-style-name="T11"><text:a xlink:type="simple" xlink:href="#_Toc205337420" text:style-name="Index_20_Link" text:visited-style-name="Index_20_Link"><text:span text:style-name="T12">4.3. Funkciju apraksts</text:span><text:span text:style-name="T13"><text:tab/></text:span></text:a><text:span text:style-name="T15">7</text:span></text:p>
          <text:p text:style-name="P10" loext:marker-style-name="T11"><text:a xlink:type="simple" xlink:href="#_Toc205337421" text:style-name="Index_20_Link" text:visited-style-name="Index_20_Link"><text:span text:style-name="T12">5. Atkļūdošana un akcepttestēšana</text:span><text:span text:style-name="T13"><text:tab/></text:span></text:a><text:span text:style-name="T15">8</text:span></text:p>
          <text:p text:style-name="P10" loext:marker-style-name="T11"><text:a xlink:type="simple" xlink:href="#_Toc205337422" text:style-name="Index_20_Link" text:visited-style-name="Index_20_Link"><text:span text:style-name="T12">6. Lietotāja ceļvedis</text:span><text:span text:style-name="T13"><text:tab/></text:span></text:a><text:span text:style-name="T15">9</text:span></text:p>
          <text:p text:style-name="P10" loext:marker-style-name="T11"><text:span text:style-name="T16">1</text:span><text:a xlink:type="simple" xlink:href="#_Toc205337424" text:style-name="Index_20_Link" text:visited-style-name="Index_20_Link"><text:span text:style-name="T12">. pielikums - programmas kods</text:span><text:span text:style-name="T13"><text:tab/>1</text:span></text:a><text:span text:style-name="T15">0</text:span></text:p>
        </text:index-body>
      </text:table-of-content>
      <text:p text:style-name="P12" loext:marker-style-name="T1"/>
      <text:p text:style-name="P13" loext:marker-style-name="T17"/>
      <text:h text:style-name="P14" text:outline-level="1" loext:marker-style-name="T12"><text:bookmark-start text:name="_Toc205337405"/><text:span text:style-name="T12">1. Problēmas izpēte un analīze</text:span><text:bookmark-end text:name="_Toc205337405"/><text:span text:style-name="T12"/></text:h>
      <text:h text:style-name="Heading_20_2" text:outline-level="2" loext:marker-style-name="T18"><text:bookmark-start text:name="_Toc205337406"/><text:span text:style-name="T12">1.1. </text:span><text:span text:style-name="T14">Problēmas skaidrojums</text:span><text:bookmark-end text:name="_Toc205337406"/></text:h>
      <text:p text:style-name="P15">Pogas spiešanas spēle ir vienkāršs un izklaidošs veids, kā <text:span text:style-name="T19">tērēt laiku kad garlaicīgi.</text:span> Spēle ļauj lietotājam spiest pogu noteiktā laika posmā, skaitot, cik reizes poga tika nospieta un cik ilgs bija spēles laiks.</text:p>
      <text:h text:style-name="Heading_20_2" text:outline-level="2" loext:marker-style-name="T18"><text:bookmark-start text:name="_Toc205337407"/><text:span text:style-name="T12">1.2. </text:span><text:span text:style-name="T14">Izpētes metodes</text:span><text:bookmark-end text:name="_Toc205337407"/></text:h>
      <text:p text:style-name="Standard" loext:marker-style-name="T14"><text:span text:style-name="T14">Lai veiktu situācijas izpēti tika lietotas divas izpētes metodes:</text:span><text:span text:style-name="T14"/></text:p>
      <text:list text:style-name="WWNum15">
        <text:list-item>
          <text:p text:style-name="P16" loext:marker-style-name="T14"><text:span text:style-name="T20">Intervija</text:span><text:span text:style-name="T14"> – intervija ar </text:span><text:span text:style-name="T21">brāļiem kuriem garlaicīgi</text:span></text:p>
        </text:list-item>
        <text:list-item>
          <text:p text:style-name="P17" loext:marker-style-name="T14"><text:span text:style-name="T20">Interneta resursu priekšizpēte</text:span><text:span text:style-name="T14"> - <text:s/>Analīze par līdzīgām spēlēm, lai saprastu, kādas funkcijas ir populāras. </text:span><text:span text:style-name="T21">(piem. “cookie clicker”)</text:span></text:p>
        </text:list-item>
      </text:list>
      <text:h text:style-name="Heading_20_2" text:outline-level="2" loext:marker-style-name="T18"><text:bookmark-start text:name="_Toc205337408"/><text:span text:style-name="T12">1.3. </text:span><text:span text:style-name="T14">Izpētes process</text:span><text:bookmark-end text:name="_Toc205337408"/></text:h>
      <text:p text:style-name="Standard" loext:marker-style-name="T14"><text:span text:style-name="T14">Izpētes proces tika organizēts vairākos posmos:.</text:span><text:span text:style-name="T14"/></text:p>
      <text:list text:style-name="WWNum16">
        <text:list-item>
          <text:p text:style-name="P18" loext:marker-style-name="T14"><text:span text:style-name="T20">Sagatavošanās</text:span><text:span text:style-name="T14"> – Izveidoti jautājumi un noteikts interviju plāns.</text:span></text:p>
        </text:list-item>
        <text:list-item>
          <text:p text:style-name="P18" loext:marker-style-name="T14"><text:span text:style-name="T20">Norise</text:span><text:span text:style-name="T14"> – Veiktas intervijas ar dažādiem potenciālajiem lietotājiem.</text:span></text:p>
        </text:list-item>
        <text:list-item>
          <text:p text:style-name="P18" loext:marker-style-name="T14"><text:span text:style-name="T20">Rezultātu apkopošana</text:span><text:span text:style-name="T14"> – Apkopoti un analizēti iegūtie dati.</text:span></text:p>
        </text:list-item>
        <text:list-item>
          <text:p text:style-name="P19" loext:marker-style-name="T14"><text:span text:style-name="T20">Izvērtēšana</text:span><text:span text:style-name="T14"> – balstoties uz rezultātiem, tika noskaidrotas sistēmas vajadzības.</text:span></text:p>
        </text:list-item>
        <text:list-item>
          <text:p text:style-name="P18" loext:marker-style-name="T14"><text:span text:style-name="T20">Secinājum</text:span><text:span text:style-name="T22">i</text:span><text:span text:style-name="T14"> – Izstrādāts spēles koncepts, kas atbilst lietotāju vēlmēm.</text:span></text:p>
        </text:list-item>
      </text:list>
      <text:h text:style-name="Heading_20_2" text:outline-level="2" loext:marker-style-name="T18"><text:bookmark-start text:name="_Toc205337409"/><text:span text:style-name="T12">1.4. </text:span><text:span text:style-name="T14">Mērķauditorija</text:span><text:bookmark-end text:name="_Toc205337409"/></text:h>
      <text:p text:style-name="Standard" loext:marker-style-name="T14"><text:span text:style-name="T14">Lietotnei būs </text:span><text:span text:style-name="T21">viena</text:span><text:span text:style-name="T14"> veid</text:span><text:span text:style-name="T21">a</text:span><text:span text:style-name="T14"> lietotāji:</text:span></text:p>
      <text:list text:style-name="WWNum17">
        <text:list-item>
          <text:p text:style-name="P20" loext:marker-style-name="T14"><text:span text:style-name="T14">Personas kurām ir garlaicīgi</text:span></text:p>
        </text:list-item>
      </text:list>
      <text:h text:style-name="Heading_20_2" text:outline-level="2" loext:marker-style-name="T18"><text:bookmark-start text:name="_Toc205337410"/><text:span text:style-name="T12">1.5. </text:span><text:span text:style-name="T14">Proprogrammatūras projekta apraksts</text:span><text:bookmark-end text:name="_Toc205337410"/></text:h>
      <text:p text:style-name="P15" loext:marker-style-name="T18"><text:span text:style-name="T23">Projekta mērķis ir izstrādāt lietotni ar ko tērēt laiku kad ir garlaicīg.</text:span></text:p>
      <text:h text:style-name="P21" text:outline-level="1" loext:marker-style-name="T12"><text:bookmark-start text:name="_Toc205337411"/><text:span text:style-name="T12">2. Programmatūras prasību specifikācija</text:span><text:bookmark-end text:name="_Toc205337411"/></text:h>
      <text:h text:style-name="Heading_20_2" text:outline-level="2" loext:marker-style-name="T12"><text:bookmark-start text:name="_Toc205337412"/><text:span text:style-name="T12">2.1. Funkcionālās prasības</text:span><text:bookmark-end text:name="_Toc205337412"/><text:span text:style-name="T12"/></text:h>
      <text:list text:style-name="WWNum5">
        <text:list-item>
          <text:p text:style-name="P22" loext:marker-style-name="T24"><text:span text:style-name="T24">Pogas spiešanas skaitīšana.</text:span></text:p>
        </text:list-item>
        <text:list-item>
          <text:p text:style-name="P22" loext:marker-style-name="T24"><text:span text:style-name="T24">Laika skaitīšana.</text:span></text:p>
        </text:list-item>
        <text:list-item>
          <text:p text:style-name="P22" loext:marker-style-name="T24"><text:span text:style-name="T24">Rezultātu parādīšana pēc spēles beigām.</text:span></text:p>
        </text:list-item>
      </text:list>
      <text:h text:style-name="Heading_20_2" text:outline-level="2" loext:marker-style-name="T14"><text:bookmark-start text:name="_Toc205337413"/><text:span text:style-name="T12">2.2. Nefunkcionālās prasības</text:span><text:bookmark-end text:name="_Toc205337413"/><text:span text:style-name="T12"/></text:h>
      <text:list text:style-name="WWNum18">
        <text:list-item>
          <text:p text:style-name="P23" loext:marker-style-name="T24"><text:span text:style-name="T24">Programmu paredzēts izstrādāt kā darbvirsmas programmatūru ar grafisko saskarni.</text:span></text:p>
        </text:list-item>
        <text:list-item>
          <text:p text:style-name="P23" loext:marker-style-name="T24"><text:span text:style-name="T24">Programmu paredzēts darbināt uz datora, kas aprīkots ar </text:span><text:span text:style-name="T25">jebkādu operētājsistēmu</text:span><text:span text:style-name="T24">.</text:span></text:p>
        </text:list-item>
        <text:list-item>
          <text:p text:style-name="P23" loext:marker-style-name="T24"><text:span text:style-name="T24">Programmu paredzēt veidot ar vienkāršu dizainu.</text:span></text:p>
        </text:list-item>
        <text:list-item>
          <text:p text:style-name="P23" loext:marker-style-name="T24"><text:span text:style-name="T24">Viktorīnas beigās tiek nodrošināta iespēja </text:span><text:span text:style-name="T25">redzēt cik daudz laika esi iztērējis un cik reizes esi bezjēdzīgi nospiedis peles tautstiņu</text:span><text:span text:style-name="T24">.</text:span></text:p>
        </text:list-item>
      </text:list>
      <text:p text:style-name="P24" loext:marker-style-name="T1"/>
      <text:h text:style-name="Heading_20_1" text:outline-level="1" loext:marker-style-name="T12"><text:bookmark-start text:name="_Toc205337414"/><text:span text:style-name="T12">3. Programmatūras projekta izstrādes plāns</text:span><text:bookmark-end text:name="_Toc205337414"/><text:span text:style-name="T12"/></text:h>
      <text:h text:style-name="Heading_20_2" text:outline-level="2" loext:marker-style-name="T12"><text:bookmark-start text:name="_Toc205337415"/><text:span text:style-name="T12">3.1. Izvēlētā izstrādes modeļa pamatojums</text:span><text:bookmark-end text:name="_Toc205337415"/><text:span text:style-name="T12"/></text:h>
      <text:p text:style-name="P25" loext:marker-style-name="T14"><text:span text:style-name="T14">Izstrādei tiek izvēlēts agile modelis, jo tas ļauj veikt izmaiņas un uzlabojumus izstrādes procesā.</text:span></text:p>
      <text:h text:style-name="Heading_20_2" text:outline-level="2" loext:marker-style-name="T12"><text:bookmark-start text:name="_Toc205337416"/><text:span text:style-name="T12">3.2. </text:span>Izstrādes<text:span text:style-name="T12"> plāns</text:span><text:bookmark-end text:name="_Toc205337416"/></text:h>
      <table:table table:name="Table1" table:style-name="Table1">
        <table:table-column table:style-name="Table1.A"/>
        <table:table-column table:style-name="Table1.B"/>
        <table:table-row table:style-name="Table1.1">
          <table:table-cell table:style-name="Table1.A1" office:value-type="string">
            <text:p text:style-name="P26" loext:marker-style-name="T26"><text:span text:style-name="T26">Programmatūras projekta izstrādes posmi un uzdevumi</text:span><text:span text:style-name="T26"/></text:p>
          </table:table-cell>
          <table:table-cell table:style-name="Table1.B1" office:value-type="string">
            <text:p text:style-name="P26" loext:marker-style-name="T26"><text:span text:style-name="T26">Plānotās stundas (h)</text:span><text:span text:style-name="T26"/></text:p>
          </table:table-cell>
        </table:table-row>
        <table:table-row table:style-name="Table1.1">
          <table:table-cell table:style-name="Table1.A2" office:value-type="string">
            <text:p text:style-name="Standard" loext:marker-style-name="T27"><text:span text:style-name="T27">1. Problēmas izpēte un analīze - izpētes metodes izvēle, izpētes process, izpētes datu apkopojums;</text:span><text:span text:style-name="T27"/></text:p>
          </table:table-cell>
          <table:table-cell table:style-name="Table1.B2" office:value-type="string">
            <text:p text:style-name="P27" loext:marker-style-name="T28"><text:span text:style-name="T28">1</text:span></text:p>
          </table:table-cell>
        </table:table-row>
        <table:table-row table:style-name="Table1.1">
          <table:table-cell table:style-name="Table1.A2" office:value-type="string">
            <text:p text:style-name="Standard" loext:marker-style-name="T27"><text:span text:style-name="T27">2. Programmatūras prasību specifikācija - programmatūras funkcionālo un nefunkcionālo prasību formulēšana</text:span><text:span text:style-name="T27"/></text:p>
          </table:table-cell>
          <table:table-cell table:style-name="Table1.B3" office:value-type="string">
            <text:p text:style-name="P27" loext:marker-style-name="T28"><text:span text:style-name="T28">1</text:span></text:p>
          </table:table-cell>
        </table:table-row>
        <table:table-row table:style-name="Table1.1">
          <table:table-cell table:style-name="Table1.A2" office:value-type="string">
            <text:p text:style-name="Standard" loext:marker-style-name="T27"><text:span text:style-name="T27">3. Programmatūras projekta izstrādes plāns - projekta sarežģītības un izstrādes komandas izvērtēšana, atbilstoši tai izstrādes modeļa izvēle un plāna izstrāde</text:span><text:span text:style-name="T27"/></text:p>
          </table:table-cell>
          <table:table-cell table:style-name="Table1.B4" office:value-type="string">
            <text:p text:style-name="P28" loext:marker-style-name="T28"><text:span text:style-name="T28">1</text:span><text:span text:style-name="T28"/></text:p>
          </table:table-cell>
        </table:table-row>
        <text:soft-page-break/>
        <table:table-row table:style-name="Table1.1">
          <table:table-cell table:style-name="Table1.A2" office:value-type="string">
            <text:p text:style-name="Standard" loext:marker-style-name="T27"><text:span text:style-name="T27">4. Programmatūras projektējums - izstrādes tehnoloģiju izvēle, sistēmas projektēšana</text:span><text:span text:style-name="T27"/></text:p>
          </table:table-cell>
          <table:table-cell table:style-name="Table1.B5" office:value-type="string">
            <text:p text:style-name="P28" loext:marker-style-name="T28"><text:span text:style-name="T28">3</text:span><text:span text:style-name="T28"/></text:p>
          </table:table-cell>
        </table:table-row>
        <table:table-row table:style-name="Table1.1">
          <table:table-cell table:style-name="Table1.A2" office:value-type="string">
            <text:p text:style-name="Standard" loext:marker-style-name="T27"><text:span text:style-name="T27">5. Programmatūras koda izstrāde 3 sprintos, kas veidots ievērojot labās prakses principus</text:span><text:span text:style-name="T27"/></text:p>
          </table:table-cell>
          <table:table-cell table:style-name="Table1.B6" office:value-type="string">
            <text:p text:style-name="P27" loext:marker-style-name="T28"><text:span text:style-name="T28">3</text:span></text:p>
          </table:table-cell>
        </table:table-row>
        <table:table-row table:style-name="Table1.1">
          <table:table-cell table:style-name="Table1.A2" office:value-type="string">
            <text:p text:style-name="Standard" loext:marker-style-name="T27"><text:span text:style-name="T27">6. Atkļūdošana un akcepttestēšana</text:span><text:span text:style-name="T27"/></text:p>
          </table:table-cell>
          <table:table-cell table:style-name="Table1.B7" office:value-type="string">
            <text:p text:style-name="P27" loext:marker-style-name="T28"><text:span text:style-name="T28">1</text:span></text:p>
          </table:table-cell>
        </table:table-row>
        <table:table-row table:style-name="Table1.1">
          <table:table-cell table:style-name="Table1.A2" office:value-type="string">
            <text:p text:style-name="Standard" loext:marker-style-name="T27"><text:span text:style-name="T27">7. Lietotāja ceļvedis</text:span><text:span text:style-name="T27"/></text:p>
          </table:table-cell>
          <table:table-cell table:style-name="Table1.B8" office:value-type="string">
            <text:p text:style-name="P28" loext:marker-style-name="T28"><text:span text:style-name="T28">1</text:span><text:span text:style-name="T28"/></text:p>
          </table:table-cell>
        </table:table-row>
      </table:table>
      <text:p text:style-name="P29" loext:marker-style-name="T1"><text:bookmark text:name="_GoBack"/></text:p>
      <text:h text:style-name="P14" text:outline-level="1" loext:marker-style-name="T12"><text:bookmark-start text:name="_Toc205337417"/><text:span text:style-name="T12">4. Programmatūras projektējums</text:span><text:bookmark-end text:name="_Toc205337417"/><text:span text:style-name="T12"/></text:h>
      <text:h text:style-name="Heading_20_2" text:outline-level="2" loext:marker-style-name="T12"><text:bookmark-start text:name="_Toc205337418"/><text:span text:style-name="T12">4.1. Tehnoloģiju apraksts</text:span><text:bookmark-end text:name="_Toc205337418"/><text:span text:style-name="T12"/></text:h>
      <text:p text:style-name="Standard" loext:marker-style-name="T14"><text:span text:style-name="T14">Tā kā jāizstrādā darbvirsmas lietotne un izstrādes komandai ir neliela pieredze darbā ar programmēšanas valodu Python un grafiskās saskarnes veidošanu izmantojot Tkinter bibliotēku, tad</text:span><text:span text:style-name="T14"/></text:p>
      <text:list text:style-name="WWNum26">
        <text:list-item>
          <text:p text:style-name="P30" loext:marker-style-name="T29"><text:span text:style-name="T24">programma tiks rakstīta programmēšanas valodā Python izmantojjot </text:span><text:span text:style-name="T29">Tkinter </text:span><text:span text:style-name="T24">bibliotēku;</text:span></text:p>
        </text:list-item>
        <text:list-item>
          <text:p text:style-name="P30" loext:marker-style-name="T14"><text:span text:style-name="T24">programma izstrādei tiks izmantota izstrādes vide Visual Studio Code;</text:span></text:p>
        </text:list-item>
      </text:list>
      <text:h text:style-name="Heading_20_2" text:outline-level="2" loext:marker-style-name="T12"><text:bookmark-start text:name="_Toc205337419"/><text:span text:style-name="T12">4.2. Struktūrskice</text:span><text:bookmark-end text:name="_Toc205337419"/><text:span text:style-name="T12"/></text:h>
      <text:p text:style-name="P31" loext:marker-style-name="T1"><text:span text:style-name="T1"/></text:p>
      <text:p text:style-name="P32" loext:marker-style-name="T30"/>
      <text:h text:style-name="P33" text:outline-level="2" loext:marker-style-name="T12"><text:bookmark-start text:name="_Toc205337420"/><text:span text:style-name="T12">4.3. Funkciju apraksts</text:span><text:bookmark-end text:name="_Toc205337420"/><text:span text:style-name="T12"/></text:h>
      <text:list text:style-name="WWNum32">
        <text:list-item>
          <text:p text:style-name="P34" loext:marker-style-name="T31"><text:span text:style-name="T31">setup_start_screen()</text:span></text:p>
        </text:list-item>
      </text:list>
      <text:p text:style-name="P35" loext:marker-style-name="T32"><text:span text:style-name="T32">uztaisa sākuma ekrānu</text:span></text:p>
      <text:list text:continue-numbering="true" text:style-name="WWNum32">
        <text:list-item>
          <text:p text:style-name="P36" loext:marker-style-name="T31"><text:span text:style-name="T33">start_game</text:span><text:span text:style-name="T31">()</text:span></text:p>
        </text:list-item>
      </text:list>
      <text:p text:style-name="P35" loext:marker-style-name="T32"><text:span text:style-name="T32">palaiž visas spēles funkcijas, noņem sākuma ekrānu un parāda spēles ekrānu</text:span></text:p>
      <text:list text:continue-numbering="true" text:style-name="WWNum32">
        <text:list-item>
          <text:p text:style-name="P36" loext:marker-style-name="T31"><text:span text:style-name="T33">setup_game_screen</text:span><text:span text:style-name="T31">()</text:span></text:p>
        </text:list-item>
      </text:list>
      <text:p text:style-name="P35" loext:marker-style-name="T32"><text:span text:style-name="T32">uztaisa spēles ekrānu</text:span></text:p>
      <text:list text:continue-numbering="true" text:style-name="WWNum32">
        <text:list-item>
          <text:p text:style-name="P36" loext:marker-style-name="T31"><text:span text:style-name="T33">click</text:span><text:span text:style-name="T31">() </text:span></text:p>
        </text:list-item>
      </text:list>
      <text:p text:style-name="P35" loext:marker-style-name="T32"><text:span text:style-name="T32">skaita cik reizes esi nospiedis pogu</text:span></text:p>
      <text:list text:continue-numbering="true" text:style-name="WWNum32">
        <text:list-item>
          <text:p text:style-name="P36" loext:marker-style-name="T31"><text:span text:style-name="T33">ttime</text:span><text:span text:style-name="T31">() </text:span></text:p>
        </text:list-item>
      </text:list>
      <text:p text:style-name="P35" loext:marker-style-name="T32"><text:span text:style-name="T32">uzņem laiku</text:span></text:p>
      <text:list text:continue-numbering="true" text:style-name="WWNum32">
        <text:list-item>
          <text:p text:style-name="P36" loext:marker-style-name="T31"><text:span text:style-name="T33">end_game</text:span><text:span text:style-name="T31">() </text:span></text:p>
        </text:list-item>
      </text:list>
      <text:p text:style-name="P37"><text:span text:style-name="T34">beidz spēli un parāda cik reizes esi nospiedis pogu un cik laika esi iztērējis</text:span></text:p>
      <text:h text:style-name="P14" text:outline-level="1" loext:marker-style-name="T12"><text:bookmark-start text:name="_Toc205337421"/><text:span text:style-name="T12">5. Atkļūdošana un akcepttestēšana</text:span><text:bookmark-end text:name="_Toc205337421"/><text:span text:style-name="T12"/></text:h>
      <text:p text:style-name="P38" loext:marker-style-name="T24"><text:span text:style-name="T24">Uzsākot programmatūraas izstrādi, balstoties uz programmatūras prasību aprakstu un prasību specifikāciju, tika izstrādāta testpiemēru kopa programmatūras darbības pārbaudei.</text:span><text:span text:style-name="T24"/></text:p>
      <text:p text:style-name="P38" loext:marker-style-name="T24"><text:span text:style-name="T24">Programmatūrai izstrādes laikā regulāri tika veikta atkļūdošana, manuāli pārbaudot katras funkcijas darbību (vienībtestēšana), balstoties uz izstrādāto testpiemēru kopu.</text:span><text:span text:style-name="T24"/></text:p>
      <text:p text:style-name="P39" loext:marker-style-name="T24"><text:span text:style-name="T24">Pēc programmas izstrādes tā tika nodota akcepttestēšanai pasūtītājam – </text:span><text:span text:style-name="T35">Arvilam Rodertam</text:span><text:span text:style-name="T24">, kura akcepttestēšanas laikā nekonstatēja trūkumus programmatūras funkcionālajā darbībā.</text:spa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Testa Nr.</text:p>
            </table:table-cell>
            <table:table-cell table:style-name="Table2.A1" office:value-type="string">
              <text:p text:style-name="Table_20_Heading">Testa apraksts</text:p>
            </table:table-cell>
            <table:table-cell table:style-name="Table2.A1" office:value-type="string">
              <text:p text:style-name="Table_20_Heading">Gaidāmais rezultāts</text:p>
            </table:table-cell>
          </table:table-row>
        </table:table-header-rows>
        <table:table-row>
          <table:table-cell table:style-name="Table2.A1" office:value-type="string">
            <text:p text:style-name="Table_20_Contents">T1</text:p>
          </table:table-cell>
          <table:table-cell table:style-name="Table2.A1" office:value-type="string">
            <text:p text:style-name="Table_20_Contents">Pārbaudīt, vai poga tiek skaitīta pareizi.</text:p>
          </table:table-cell>
          <table:table-cell table:style-name="Table2.A1" office:value-type="string">
            <text:p text:style-name="Table_20_Contents">Pogas spiešanas skaits tiek pareizi skaitīts.</text:p>
          </table:table-cell>
        </table:table-row>
        <table:table-row>
          <table:table-cell table:style-name="Table2.A1" office:value-type="string">
            <text:p text:style-name="Table_20_Contents">T2</text:p>
          </table:table-cell>
          <table:table-cell table:style-name="Table2.A1" office:value-type="string">
            <text:p text:style-name="Table_20_Contents">Pārbaudīt, vai laiks tiek skaitīts pareizi.</text:p>
          </table:table-cell>
          <table:table-cell table:style-name="Table2.A1" office:value-type="string">
            <text:p text:style-name="Table_20_Contents">Laiks tiek pareizi skaitīts.</text:p>
          </table:table-cell>
        </table:table-row>
        <table:table-row>
          <table:table-cell table:style-name="Table2.A1" office:value-type="string">
            <text:p text:style-name="Table_20_Contents">T3</text:p>
          </table:table-cell>
          <table:table-cell table:style-name="Table2.A1" office:value-type="string">
            <text:p text:style-name="Table_20_Contents">Pārbaudīt, vai pogas attēls tiek nomainīts pareizi.</text:p>
          </table:table-cell>
          <table:table-cell table:style-name="Table2.A1" office:value-type="string">
            <text:p text:style-name="Table_20_Contents">Pogas attēls tiek pareizi nomainīts.</text:p>
          </table:table-cell>
        </table:table-row>
        <table:table-row>
          <table:table-cell table:style-name="Table2.A1" office:value-type="string">
            <text:p text:style-name="Table_20_Contents">T4</text:p>
          </table:table-cell>
          <table:table-cell table:style-name="Table2.A1" office:value-type="string">
            <text:p text:style-name="Table_20_Contents">Pārbaudīt, vai rezultāti tiek parādīti pareizi.</text:p>
          </table:table-cell>
          <table:table-cell table:style-name="Table2.A1" office:value-type="string">
            <text:p text:style-name="Table_20_Contents">Rezultāti tiek pareizi parādīti.</text:p>
          </table:table-cell>
        </table:table-row>
      </table:table>
      <text:p text:style-name="P40" loext:marker-style-name="T24"/>
      <text:h text:style-name="P14" text:outline-level="1" loext:marker-style-name="T12"><text:bookmark-start text:name="_Toc205337422"/><text:span text:style-name="T12">6. Lietotāja ceļvedis</text:span><text:bookmark-end text:name="_Toc205337422"/><text:span text:style-name="T12"/></text:h>
      <text:list xml:id="list738495920" text:style-name="L1">
        <text:list-item>
          <text:p text:style-name="P41" loext:marker-style-name="T24">Spēles sākšana:</text:p>
        </text:list-item>
      </text:list>
      <text:list text:style-name="L2">
        <text:list-item>
          <text:list>
            <text:list-item>
              <text:p text:style-name="P42" loext:marker-style-name="T24"><text:span text:style-name="T24">Nospiežot pogu "Sākt", sāksies spēle.</text:span></text:p>
            </text:list-item>
          </text:list>
        </text:list-item>
      </text:list>
      <text:list text:continue-list="list738495920" text:style-name="L1">
        <text:list-item>
          <text:p text:style-name="P41" loext:marker-style-name="T24">Pogas spiešana:</text:p>
          <text:list>
            <text:list-item>
              <text:p text:style-name="P43" loext:marker-style-name="T24"><text:span text:style-name="T24">Spiežot pogu, tiek skaitīts, cik reizes poga tika nospieta.</text:span></text:p>
            </text:list-item>
          </text:list>
        </text:list-item>
        <text:list-item>
          <text:p text:style-name="P41" loext:marker-style-name="T24">Spēles beigas:</text:p>
          <text:list>
            <text:list-item>
              <text:p text:style-name="P41" loext:marker-style-name="T24">Pēc spēles beigām tiek parādīts, cik reizes poga tika nospieta un cik ilgs bija spēles laiks.</text:p>
            </text:list-item>
          </text:list>
        </text:list-item>
      </text:list>
      <text:h text:style-name="P14" text:outline-level="1" loext:marker-style-name="T12"><text:span text:style-name="T16">1</text:span><text:bookmark-start text:name="_Toc205337424"/><text:span text:style-name="T12">. pielikums - programmas kods</text:span><text:bookmark-end text:name="_Toc205337424"/></text:h>
      <text:p text:style-name="P44"><text:span text:style-name="T36">import tkinter as tk</text:span></text:p>
      <text:p text:style-name="P45">from tkinter import messagebox</text:p>
      <text:p text:style-name="P45">import time</text:p>
      <text:p text:style-name="P45"/>
      <text:p text:style-name="P45"/>
      <text:p text:style-name="P45">root = tk.Tk()</text:p>
      <text:p text:style-name="P45">click_count = 0</text:p>
      <text:p text:style-name="P45">start_time = 0</text:p>
      <text:p text:style-name="P45"/>
      <text:p text:style-name="P45">def setup_start_screen():</text:p>
      <text:p text:style-name="P45"><text:s text:c="4"/>global start_frame</text:p>
      <text:p text:style-name="P45"><text:s text:c="4"/>start_frame = tk.Frame(root)</text:p>
      <text:p text:style-name="P45"><text:s text:c="4"/>start_frame.pack(fill='both', expand=True)</text:p>
      <text:p text:style-name="P45"/>
      <text:p text:style-name="P45"><text:s text:c="4"/>start_label = tk.Label(start_frame, text="Pogas Spiešanas Spēle", font=('Verdana', 24, 'bold'))</text:p>
      <text:p text:style-name="P45"><text:s text:c="4"/>start_label.pack(pady=40)</text:p>
      <text:p text:style-name="P45"/>
      <text:p text:style-name="P45"><text:s text:c="4"/>start_button = tk.Button(start_frame, text="Sākt", command=start_game, width=20, height=2)</text:p>
      <text:p text:style-name="P45"><text:s text:c="4"/>start_button.pack(pady=20)</text:p>
      <text:p text:style-name="P45"><text:soft-page-break/></text:p>
      <text:p text:style-name="P45">def start_game():</text:p>
      <text:p text:style-name="P45"><text:s text:c="4"/>global start_time</text:p>
      <text:p text:style-name="P45"><text:s text:c="4"/>start_frame.pack_forget()</text:p>
      <text:p text:style-name="P45"><text:s text:c="4"/>setup_game_screen()</text:p>
      <text:p text:style-name="P45"><text:s text:c="4"/>start_time = time.time()</text:p>
      <text:p text:style-name="P45"><text:s text:c="4"/>ttime()</text:p>
      <text:p text:style-name="P45"/>
      <text:p text:style-name="P45">def setup_game_screen():</text:p>
      <text:p text:style-name="P45"><text:s text:c="4"/>global game_frame, click_label, click_button, time_label</text:p>
      <text:p text:style-name="P45"><text:s text:c="4"/>game_frame = tk.Frame(root)</text:p>
      <text:p text:style-name="P45"><text:s text:c="4"/>game_frame.pack(fill='both', expand=True)</text:p>
      <text:p text:style-name="P45"/>
      <text:p text:style-name="P45"><text:s text:c="4"/>global click_count</text:p>
      <text:p text:style-name="P45"><text:s text:c="4"/>click_label = tk.Label(game_frame, text=f"Spiešanas skaits: {click_count}", font=('Verdana', 16))</text:p>
      <text:p text:style-name="P45"><text:s text:c="4"/>click_label.pack(pady=20)</text:p>
      <text:p text:style-name="P45"/>
      <text:p text:style-name="P45"><text:s text:c="4"/>click_button = tk.Button(game_frame, text="Spied mani!", command=click)</text:p>
      <text:p text:style-name="P45"><text:s text:c="4"/>click_button.pack(pady=20)</text:p>
      <text:p text:style-name="P45"/>
      <text:p text:style-name="P45"><text:s text:c="4"/>time_label = tk.Label(game_frame, text="Laiks: 0s", font=('Verdana', 16))</text:p>
      <text:p text:style-name="P45"><text:soft-page-break/><text:s text:c="4"/>time_label.pack(pady=20)</text:p>
      <text:p text:style-name="P45"/>
      <text:p text:style-name="P45">def click():</text:p>
      <text:p text:style-name="P45"><text:s text:c="4"/>global click_count, click_label</text:p>
      <text:p text:style-name="P45"><text:s text:c="4"/>click_count += 1</text:p>
      <text:p text:style-name="P45"><text:s text:c="4"/>click_label.config(text=f"Spiešanas skaits: {click_count}")</text:p>
      <text:p text:style-name="P45"/>
      <text:p text:style-name="P45">def ttime():</text:p>
      <text:p text:style-name="P45"><text:s text:c="4"/>elapsed_time = int(time.time() - start_time)</text:p>
      <text:p text:style-name="P45"><text:s text:c="4"/>time_label.config(text=f"Laiks: {elapsed_time}s")</text:p>
      <text:p text:style-name="P45"><text:s text:c="4"/>root.after(1000, ttime)</text:p>
      <text:p text:style-name="P45"/>
      <text:p text:style-name="P45">def end_game():</text:p>
      <text:p text:style-name="P45"><text:s text:c="4"/>elapsed_time = int(time.time() - start_time)</text:p>
      <text:p text:style-name="P45"><text:s text:c="4"/>messagebox.showinfo("Spēles beigas", f"Tu esi nospiedis pogu {click_count} reizes {elapsed_time} sekundēs!")</text:p>
      <text:p text:style-name="P45"><text:s text:c="4"/>root.destroy()</text:p>
      <text:p text:style-name="P45"/>
      <text:p text:style-name="P45">root.title("Pogas Spiešanas Spēle")</text:p>
      <text:p text:style-name="P45">root.geometry("400x400")</text:p>
      <text:p text:style-name="P45">root.protocol("WM_DELETE_WINDOW", end_game)</text:p>
      <text:p text:style-name="P45"/>
      <text:p text:style-name="P45"><text:soft-page-break/>setup_start_screen()</text:p>
      <text:p text:style-name="P45">root.mainloop()</text:p>
      <text:p text:style-name="P45"/>
      <text:p text:style-name="P4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Sans" svg:font-family="'Adwaita Sans'"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FreeSerif" svg:font-family="FreeSerif"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Noto Serif" svg:font-family="'Noto Serif'" style:font-family-generic="roman"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212cm" style:contextual-spacing="false" fo:keep-together="always" fo:keep-with-next="always"/>
      <style:text-properties style:font-name="Calibri1" fo:font-family="Calibri" style:font-family-generic="swiss"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212cm" style:contextual-spacing="false" fo:keep-together="always" fo:keep-with-next="always"/>
      <style:text-properties style:font-name="Calibri1" fo:font-family="Calibri" style:font-family-generic="swiss"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lv" fo:country="LV" style:language-asian="lv" style:country-asian="LV"/>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No_20_Spacing" style:display-name="No Spacing" style:family="paragraph" loext:linked-style-name="No_20_Spacing_20_Char">
      <style:paragraph-properties fo:margin-top="0cm" fo:margin-bottom="0cm" style:contextual-spacing="false" fo:line-height="100%" fo:text-align="start" style:justify-single-word="false" fo:orphans="2" fo:widows="2" style:writing-mode="lr-tb"/>
      <style:text-properties style:font-name-asian="F"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Noto Serif" fo:font-family="'Noto Serif'" style:font-family-generic="roman" style:font-pitch="variable" fo:font-size="12pt" fo:font-weight="bold" style:font-name-asian="Adwaita Sans" style:font-family-asian="'Adwaita Sans'" style:font-family-generic-asian="system" style:font-pitch-asian="variable" style:font-size-asian="12pt" style:font-weight-asian="bold" style:font-name-complex="FreeSerif" style:font-family-complex="FreeSerif" style:font-family-generic-complex="system" style:font-pitch-complex="variable" style:font-size-complex="12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style:font-name="Calibri1" fo:font-family="Calibri" style:font-family-generic="swiss"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style:font-name="Calibri1" fo:font-family="Calibri" style:font-family-generic="swiss"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No_20_Spacing_20_Char" style:display-name="No Spacing Char" style:family="text" style:parent-style-name="Default_20_Paragraph_20_Font" loext:linked-style-name="No_20_Spacing">
      <style:text-properties style:font-name-asian="F" style:font-family-generic-asian="system" style:font-pitch-asian="variable"/>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text-underline-style="none"/>
    </style:style>
    <style:style style:name="ListLabel_20_38" style:display-name="ListLabel 38" style:family="text">
      <style:text-properties style:font-name="Calibri" fo:font-family="Calibri" style:font-family-generic="roman" style:font-pitch="variable"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Calibri" fo:font-family="Calibri" style:font-family-generic="roman" style:font-pitch="variable"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style:font-name="Calibri" fo:font-family="Calibri" style:font-family-generic="roman" style:font-pitch="variable"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style:font-name="Calibri" fo:font-family="Calibri" style:font-family-generic="roman" style:font-pitch="variable"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style:font-name="Calibri" fo:font-family="Calibri" style:font-family-generic="roman" style:font-pitch="variable"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style:font-name="Calibri" fo:font-family="Calibri" style:font-family-generic="roman" style:font-pitch="variable"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font-name="Calibri" fo:font-family="Calibri" style:font-family-generic="roman" style:font-pitch="variable"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font-name="Calibri" fo:font-family="Calibri" style:font-family-generic="roman" style:font-pitch="variable"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font-name="Calibri" fo:font-family="Calibri" style:font-family-generic="roman" style:font-pitch="variable"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font-name="Calibri" fo:font-family="Calibri"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font-name="Calibri" fo:font-family="Calibri" style:font-family-generic="roman" style:font-pitch="variable"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font-name="Calibri" fo:font-family="Calibri" style:font-family-generic="roman" style:font-pitch="variable"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Calibri" fo:font-family="Calibri" style:font-family-generic="roman" style:font-pitch="variable" style:text-underline-style="none"/>
    </style:style>
    <style:style style:name="ListLabel_20_227" style:display-name="ListLabel 227" style:family="text">
      <style:text-properties style:font-name="Calibri" fo:font-family="Calibri" style:font-family-generic="roman" style:font-pitch="variable"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Calibri" fo:font-family="Calibri" style:font-family-generic="roman" style:font-pitch="variable" style:text-underline-style="none"/>
    </style:style>
    <style:style style:name="ListLabel_20_272" style:display-name="ListLabel 272" style:family="text">
      <style:text-properties style:font-name="Calibri" fo:font-family="Calibri" style:font-family-generic="roman" style:font-pitch="variable"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Calibri" fo:font-family="Calibri" style:font-family-generic="roman" style:font-pitch="variable" style:text-underline-style="none"/>
    </style:style>
    <style:style style:name="ListLabel_20_281" style:display-name="ListLabel 281" style:family="text">
      <style:text-properties style:font-name="Calibri" fo:font-family="Calibri" style:font-family-generic="roman" style:font-pitch="variable"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text-underline-style="none"/>
    </style:style>
    <style:style style:name="ListLabel_20_290" style:display-name="ListLabel 290" style:family="text">
      <style:text-properties style:font-name="Calibri" fo:font-family="Calibri" style:font-family-generic="roman" style:font-pitch="variable"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text-underline-style="none"/>
    </style:style>
    <style:style style:name="ListLabel_20_299" style:display-name="ListLabel 299" style:family="text">
      <style:text-properties style:font-name="Calibri" fo:font-family="Calibri" style:font-family-generic="roman" style:font-pitch="variable"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1%.%2%." style:num-suffix="." style:num-format="1" text:start-value="2"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120"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21"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73"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82"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9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0"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9"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18"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7"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2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72"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7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81"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8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90"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29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29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99" loext:num-list-format=""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number text:level="3" text:style-name="ListLabel_20_30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month/>
      <number:text>/</number:text>
      <number:day/>
      <number:text>/</number:text>
      <number:year number:style="long"/>
    </number:date-style>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text:p text:style-name="MP1"/>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Viktorīna "Ko TU zini par Latviju?"</dc:title>
    <dc:subject>Programmatūras projekta dokumentācija</dc:subject>
    <meta:initial-creator>Inta Znotiņa</meta:initial-creator>
    <meta:editing-cycles>78</meta:editing-cycles>
    <meta:creation-date>2024-02-07T12:34:00</meta:creation-date>
    <dc:date>2026-01-27T16:58:18.178400641</dc:date>
    <meta:editing-duration>P4DT17H15M15S</meta:editing-duration>
    <meta:generator>LibreOffice/25.8.4.2$Linux_X86_64 LibreOffice_project/580$Build-2</meta:generator>
    <meta:document-statistic meta:table-count="2" meta:image-count="0" meta:object-count="0" meta:page-count="13" meta:paragraph-count="168" meta:word-count="847" meta:character-count="6885" meta:non-whitespace-character-count="6090"/>
    <meta:user-defined meta:name="AppVersion">16.0000</meta:user-defined>
    <meta:user-defined meta:name="Company">Liepāja 2025</meta:user-defined>
    <meta:template xlink:type="simple" xlink:actuate="onRequest" xlink:title="Normal.dotm" xlink:href=""/>
  </office:meta>
</office:document-meta>
</file>